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style:text-position="0% 100%"/>
    </style:style>
    <style:style style:name="P2" style:family="paragraph" style:parent-style-name="Standard">
      <style:text-properties officeooo:rsid="000d9528" officeooo:paragraph-rsid="000d9528"/>
    </style:style>
    <style:style style:name="P3" style:family="paragraph" style:parent-style-name="Standard">
      <style:text-properties style:font-name="Liberation Serif" fo:font-size="12pt"/>
    </style:style>
    <style:style style:name="P4" style:family="paragraph" style:parent-style-name="Standard">
      <style:paragraph-properties fo:margin-left="0cm" fo:margin-right="0cm" fo:margin-top="0cm" fo:margin-bottom="0.247cm" loext:contextual-spacing="false" fo:line-height="120%" fo:text-indent="0cm" style:auto-text-indent="false"/>
      <style:text-properties style:font-name="Liberation Serif" fo:font-size="12pt"/>
    </style:style>
    <style:style style:name="P5" style:family="paragraph" style:parent-style-name="Standard">
      <style:paragraph-properties fo:margin-top="0cm" fo:margin-bottom="0.247cm" loext:contextual-spacing="false" fo:line-height="120%"/>
      <style:text-properties style:font-name="Liberation Serif" fo:font-size="12pt"/>
    </style:style>
    <style:style style:name="T1" style:family="text">
      <style:text-properties fo:font-style="italic"/>
    </style:style>
    <style:style style:name="T2" style:family="text">
      <style:text-properties fo:font-style="italic" style:font-style-asian="italic"/>
    </style:style>
    <style:style style:name="T3" style:family="text">
      <style:text-properties fo:font-weight="bold"/>
    </style:style>
    <style:style style:name="T4" style:family="text">
      <style:text-properties fo:font-weight="bold" style:font-weight-asian="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note text:id="ftn3" text:note-class="footnote"><text:note-citation>1</text:note-citation><text:note-body><text:p text:style-name="P1"><text:reference-mark-start text:name="ADDIN CSL_CITATION {&quot;citationItems&quot;: [{&quot;id&quot;: &quot;ITEM-1&quot;, &quot;itemData&quot;: {&quot;DOI&quot;: &quot;10.5194/isprsarchives-XL-2-W4-33-2015&quot;, &quot;ISSN&quot;: &quot;16821750&quot;, &quot;abstract&quot;: &quot;Internet-of-Things (IoT) focuses on enabling communication between all devices, things that are existent in real life or that are virtual. Building Information Models (BIMs) and Building Information Modelling is a hype that has been the buzzword of the construction industry for last 15 years. BIMs emerged as a result of a push by the software companies, to tackle the problems of inefficient information exchange between different software and to enable true interoperability. In BIM approach most up-to-date an accurate models of a building are stored in shared central databases during the design and the construction of a project and at post-construction stages. GIS based city monitoring / city management applications require the fusion of information acquired from multiple resources, BIMs, City Models and Sensors. This paper focuses on providing a method for facilitating the GIS based fusion of information residing in digital building \u201cModels\u201d and information acquired from the city objects i.e. \u201cThings\u201d. Once this information fusion is accomplished, many fields ranging from Emergency Response, Urban Surveillance, Urban Monitoring to Smart Buildings will have potential benefits.&quot;, &quot;author&quot;: [{&quot;dropping-particle&quot;: &quot;&quot;, &quot;family&quot;: &quot;Isikdag&quot;, &quot;given&quot;: &quot;U.&quot;, &quot;non-dropping-particle&quot;: &quot;&quot;, &quot;parse-names&quot;: false, &quot;suffix&quot;: &quot;&quot;}], &quot;container-title&quot;: &quot;International Archives of the Photogrammetry, Remote Sensing and Spatial Information Sciences - ISPRS Archives&quot;, &quot;id&quot;: &quot;ITEM-1&quot;, &quot;issue&quot;: &quot;2W4&quot;, &quot;issued&quot;: {&quot;date-parts&quot;: [[&quot;2015&quot;]]}, &quot;page&quot;: &quot;33-38&quot;, &quot;title&quot;: &quot;BIM and IoT: A synopsis from GIS perspective&quot;, &quot;type&quot;: &quot;article-journal&quot;, &quot;volume&quot;: &quot;40&quot;}, &quot;uris&quot;: [&quot;http://www.mendeley.com/documents/?uuid=a1affb94-f98b-40ac-983b-3aee7b474af4&quot;]}], &quot;mendeley&quot;: {&quot;formattedCitation&quot;: &quot;ISIKDAG, U., BIM and IoT: A synopsis from GIS perspective, &lt;b&gt;International Archives of the Photogrammetry, Remote Sensing and Spatial Information Sciences - ISPRS Archives&lt;/b&gt;, v.\u00a040, n.\u00a02W4, p.\u00a033\u201338, 2015.&quot;, &quot;plainTextFormattedCitation&quot;: &quot;ISIKDAG, U., BIM and IoT: A synopsis from GIS perspective, International Archives of the Photogrammetry, Remote Sensing and Spatial Information Sciences - ISPRS Archives, v.\u00a040, n.\u00a02W4, p.\u00a033\u201338, 2015.&quot;, &quot;previouslyFormattedCitation&quot;: &quot;ISIKDAG, U., BIM and IoT: A synopsis from GIS perspective, &lt;b&gt;International Archives of the Photogrammetry, Remote Sensing and Spatial Information Sciences - ISPRS Archives&lt;/b&gt;, v.\u00a040, n.\u00a02W4, p.\u00a033\u201338, 2015.&quot;}, &quot;properties&quot;: {&quot;noteIndex&quot;: 1}, &quot;schema&quot;: &quot;https://github.com/citation-style-language/schema/raw/master/csl-citation.json&quot;} RNDCLW8D0O1n2"/>ISIKDAG, U., BIM and IoT: A synopsis from GIS perspective, <text:span text:style-name="T3">International Archives of the Photogrammetry, Remote Sensing and Spatial Information Sciences - ISPRS Archives</text:span>, v. 40, n. 2W4, p. 33–38, 2015.<text:reference-mark-end text:name="ADDIN CSL_CITATION {&quot;citationItems&quot;: [{&quot;id&quot;: &quot;ITEM-1&quot;, &quot;itemData&quot;: {&quot;DOI&quot;: &quot;10.5194/isprsarchives-XL-2-W4-33-2015&quot;, &quot;ISSN&quot;: &quot;16821750&quot;, &quot;abstract&quot;: &quot;Internet-of-Things (IoT) focuses on enabling communication between all devices, things that are existent in real life or that are virtual. Building Information Models (BIMs) and Building Information Modelling is a hype that has been the buzzword of the construction industry for last 15 years. BIMs emerged as a result of a push by the software companies, to tackle the problems of inefficient information exchange between different software and to enable true interoperability. In BIM approach most up-to-date an accurate models of a building are stored in shared central databases during the design and the construction of a project and at post-construction stages. GIS based city monitoring / city management applications require the fusion of information acquired from multiple resources, BIMs, City Models and Sensors. This paper focuses on providing a method for facilitating the GIS based fusion of information residing in digital building \u201cModels\u201d and information acquired from the city objects i.e. \u201cThings\u201d. Once this information fusion is accomplished, many fields ranging from Emergency Response, Urban Surveillance, Urban Monitoring to Smart Buildings will have potential benefits.&quot;, &quot;author&quot;: [{&quot;dropping-particle&quot;: &quot;&quot;, &quot;family&quot;: &quot;Isikdag&quot;, &quot;given&quot;: &quot;U.&quot;, &quot;non-dropping-particle&quot;: &quot;&quot;, &quot;parse-names&quot;: false, &quot;suffix&quot;: &quot;&quot;}], &quot;container-title&quot;: &quot;International Archives of the Photogrammetry, Remote Sensing and Spatial Information Sciences - ISPRS Archives&quot;, &quot;id&quot;: &quot;ITEM-1&quot;, &quot;issue&quot;: &quot;2W4&quot;, &quot;issued&quot;: {&quot;date-parts&quot;: [[&quot;2015&quot;]]}, &quot;page&quot;: &quot;33-38&quot;, &quot;title&quot;: &quot;BIM and IoT: A synopsis from GIS perspective&quot;, &quot;type&quot;: &quot;article-journal&quot;, &quot;volume&quot;: &quot;40&quot;}, &quot;uris&quot;: [&quot;http://www.mendeley.com/documents/?uuid=a1affb94-f98b-40ac-983b-3aee7b474af4&quot;]}], &quot;mendeley&quot;: {&quot;formattedCitation&quot;: &quot;ISIKDAG, U., BIM and IoT: A synopsis from GIS perspective, &lt;b&gt;International Archives of the Photogrammetry, Remote Sensing and Spatial Information Sciences - ISPRS Archives&lt;/b&gt;, v.\u00a040, n.\u00a02W4, p.\u00a033\u201338, 2015.&quot;, &quot;plainTextFormattedCitation&quot;: &quot;ISIKDAG, U., BIM and IoT: A synopsis from GIS perspective, International Archives of the Photogrammetry, Remote Sensing and Spatial Information Sciences - ISPRS Archives, v.\u00a040, n.\u00a02W4, p.\u00a033\u201338, 2015.&quot;, &quot;previouslyFormattedCitation&quot;: &quot;ISIKDAG, U., BIM and IoT: A synopsis from GIS perspective, &lt;b&gt;International Archives of the Photogrammetry, Remote Sensing and Spatial Information Sciences - ISPRS Archives&lt;/b&gt;, v.\u00a040, n.\u00a02W4, p.\u00a033\u201338, 2015.&quot;}, &quot;properties&quot;: {&quot;noteIndex&quot;: 1}, &quot;schema&quot;: &quot;https://github.com/citation-style-language/schema/raw/master/csl-citation.json&quot;} RNDCLW8D0O1n2"/></text:p></text:note-body></text:note>⁠<text:note text:id="ftn2" text:note-class="footnote"><text:note-citation>2</text:note-citation><text:note-body><text:p text:style-name="P1"><text:reference-mark-start text:name="ADDIN CSL_CITATION {&quot;citationItems&quot;: [{&quot;id&quot;: &quot;ITEM-1&quot;, &quot;itemData&quot;: {&quot;author&quot;: [{&quot;dropping-particle&quot;: &quot;&quot;, &quot;family&quot;: &quot;Kim&quot;, &quot;given&quot;: &quot;Eonyong&quot;, &quot;non-dropping-particle&quot;: &quot;&quot;, &quot;parse-names&quot;: false, &quot;suffix&quot;: &quot;&quot;}, {&quot;dropping-particle&quot;: &quot;&quot;, &quot;family&quot;: &quot;Kim&quot;, &quot;given&quot;: &quot;Gyuhwan&quot;, &quot;non-dropping-particle&quot;: &quot;&quot;, &quot;parse-names&quot;: false, &quot;suffix&quot;: &quot;&quot;}], &quot;id&quot;: &quot;ITEM-1&quot;, &quot;issue&quot;: &quot;January&quot;, &quot;issued&quot;: {&quot;date-parts&quot;: [[&quot;2019&quot;]]}, &quot;title&quot;: &quot;Real Time Building Data collecting Using IoT and BIM Real Time Building Data collecting Using IoT and BIM&quot;, &quot;type&quot;: &quot;article-journal&quot;}, &quot;uris&quot;: [&quot;http://www.mendeley.com/documents/?uuid=dcf89856-ef9c-4e87-b994-0a3592121132&quot;]}], &quot;mendeley&quot;: {&quot;formattedCitation&quot;: &quot;KIM, Eonyong; KIM, Gyuhwan, Real Time Building Data collecting Using IoT and BIM Real Time Building Data collecting Using IoT and BIM, n.\u00a0January, 2019.&quot;, &quot;plainTextFormattedCitation&quot;: &quot;KIM, Eonyong; KIM, Gyuhwan, Real Time Building Data collecting Using IoT and BIM Real Time Building Data collecting Using IoT and BIM, n.\u00a0January, 2019.&quot;, &quot;previouslyFormattedCitation&quot;: &quot;KIM, Eonyong; KIM, Gyuhwan, Real Time Building Data collecting Using IoT and BIM Real Time Building Data collecting Using IoT and BIM, n.\u00a0January, 2019.&quot;}, &quot;properties&quot;: {&quot;noteIndex&quot;: 2}, &quot;schema&quot;: &quot;https://github.com/citation-style-language/schema/raw/master/csl-citation.json&quot;} RNDW0QqTazacQ"/>KIM, Eonyong; KIM, Gyuhwan, Real Time Building Data collecting Using IoT and BIM Real Time Building Data collecting Using IoT and BIM, n. January, 2019.<text:reference-mark-end text:name="ADDIN CSL_CITATION {&quot;citationItems&quot;: [{&quot;id&quot;: &quot;ITEM-1&quot;, &quot;itemData&quot;: {&quot;author&quot;: [{&quot;dropping-particle&quot;: &quot;&quot;, &quot;family&quot;: &quot;Kim&quot;, &quot;given&quot;: &quot;Eonyong&quot;, &quot;non-dropping-particle&quot;: &quot;&quot;, &quot;parse-names&quot;: false, &quot;suffix&quot;: &quot;&quot;}, {&quot;dropping-particle&quot;: &quot;&quot;, &quot;family&quot;: &quot;Kim&quot;, &quot;given&quot;: &quot;Gyuhwan&quot;, &quot;non-dropping-particle&quot;: &quot;&quot;, &quot;parse-names&quot;: false, &quot;suffix&quot;: &quot;&quot;}], &quot;id&quot;: &quot;ITEM-1&quot;, &quot;issue&quot;: &quot;January&quot;, &quot;issued&quot;: {&quot;date-parts&quot;: [[&quot;2019&quot;]]}, &quot;title&quot;: &quot;Real Time Building Data collecting Using IoT and BIM Real Time Building Data collecting Using IoT and BIM&quot;, &quot;type&quot;: &quot;article-journal&quot;}, &quot;uris&quot;: [&quot;http://www.mendeley.com/documents/?uuid=dcf89856-ef9c-4e87-b994-0a3592121132&quot;]}], &quot;mendeley&quot;: {&quot;formattedCitation&quot;: &quot;KIM, Eonyong; KIM, Gyuhwan, Real Time Building Data collecting Using IoT and BIM Real Time Building Data collecting Using IoT and BIM, n.\u00a0January, 2019.&quot;, &quot;plainTextFormattedCitation&quot;: &quot;KIM, Eonyong; KIM, Gyuhwan, Real Time Building Data collecting Using IoT and BIM Real Time Building Data collecting Using IoT and BIM, n.\u00a0January, 2019.&quot;, &quot;previouslyFormattedCitation&quot;: &quot;KIM, Eonyong; KIM, Gyuhwan, Real Time Building Data collecting Using IoT and BIM Real Time Building Data collecting Using IoT and BIM, n.\u00a0January, 2019.&quot;}, &quot;properties&quot;: {&quot;noteIndex&quot;: 2}, &quot;schema&quot;: &quot;https://github.com/citation-style-language/schema/raw/master/csl-citation.json&quot;} RNDW0QqTazacQ"/></text:p></text:note-body></text:note>⁠<text:note text:id="ftn1" text:note-class="footnote"><text:note-citation>3</text:note-citation><text:note-body><text:p text:style-name="P1"><text:reference-mark-start text:name="ADDIN CSL_CITATION {&quot;citationItems&quot;: [{&quot;id&quot;: &quot;ITEM-1&quot;, &quot;itemData&quot;: {&quot;DOI&quot;: &quot;10.3390/app8071086&quot;, &quot;abstract&quot;: &quot;Building information modeling (BIM) is the digital representation of physical and functional characteristics (such as geometry, spatial relationship, and geographic information) of a facility to support decisions during its life cycle. BIM has been extended beyond 3D geometrical representations in recent years, and now includes time as a fourth dimension and cost as a fifth dimension, as well as such other applications as virtual reality and augmented reality. The Internet of Things (IoT) has been increasingly applied in various products (smart homes, wearables) to enhance work productivity, living comfort, and entertainment. However, research addressing the integration of these two technologies (BIM and IoT) is still very limited, and has focused exclusively on the automatic transmission of sensor information to BIM models. This paper describes an attempt to represent and visualize sensor data in BIM with multiple perspectives in order to support complex decisions requiring interdisciplinary information. The study uses a university campus as an example and includes several scenarios, such as an auditorium with a dispersed audience and energy-saving options for rooms with different functions (mechanical/electrical equipment, classrooms, and laboratory). This paper also discusses the design of a common platform allowing communication among sensors with different protocols (Arduino, Raspberry Pi), the use of Dynamo to accept sensor data as input and automatically redraw visualized information in BIM, and how visualization may help in making energy-saving management decisions. \u00a9 2018 by the authors.&quot;, &quot;author&quot;: [{&quot;dropping-particle&quot;: &quot;&quot;, &quot;family&quot;: &quot;Chang&quot;, &quot;given&quot;: &quot;Kai-Ming&quot;, &quot;non-dropping-particle&quot;: &quot;&quot;, &quot;parse-names&quot;: false, &quot;suffix&quot;: &quot;&quot;}, {&quot;dropping-particle&quot;: &quot;&quot;, &quot;family&quot;: &quot;Dzeng&quot;, &quot;given&quot;: &quot;Ren-Jye&quot;, &quot;non-dropping-particle&quot;: &quot;&quot;, &quot;parse-names&quot;: false, &quot;suffix&quot;: &quot;&quot;}, {&quot;dropping-particle&quot;: &quot;&quot;, &quot;family&quot;: &quot;Wu&quot;, &quot;given&quot;: &quot;Yi-Ju&quot;, &quot;non-dropping-particle&quot;: &quot;&quot;, &quot;parse-names&quot;: false, &quot;suffix&quot;: &quot;&quot;}], &quot;container-title&quot;: &quot;Applied Sciences&quot;, &quot;id&quot;: &quot;ITEM-1&quot;, &quot;issue&quot;: &quot;7&quot;, &quot;issued&quot;: {&quot;date-parts&quot;: [[&quot;2018&quot;]]}, &quot;page&quot;: &quot;1086&quot;, &quot;title&quot;: &quot;An Automated IoT Visualization BIM Platform for Decision Support in Facilities Management&quot;, &quot;type&quot;: &quot;article-journal&quot;, &quot;volume&quot;: &quot;8&quot;}, &quot;uris&quot;: [&quot;http://www.mendeley.com/documents/?uuid=33070b26-7721-4f4e-acfb-81c502c97a94&quot;]}], &quot;mendeley&quot;: {&quot;formattedCitation&quot;: &quot;CHANG, Kai-Ming; DZENG, Ren-Jye; WU, Yi-Ju, An Automated IoT Visualization BIM Platform for Decision Support in Facilities Management, &lt;b&gt;Applied Sciences&lt;/b&gt;, v.\u00a08, n.\u00a07, p.\u00a01086, 2018.&quot;, &quot;plainTextFormattedCitation&quot;: &quot;CHANG, Kai-Ming; DZENG, Ren-Jye; WU, Yi-Ju, An Automated IoT Visualization BIM Platform for Decision Support in Facilities Management, Applied Sciences, v.\u00a08, n.\u00a07, p.\u00a01086, 2018.&quot;, &quot;previouslyFormattedCitation&quot;: &quot;CHANG, Kai-Ming; DZENG, Ren-Jye; WU, Yi-Ju, An Automated IoT Visualization BIM Platform for Decision Support in Facilities Management, &lt;b&gt;Applied Sciences&lt;/b&gt;, v.\u00a08, n.\u00a07, p.\u00a01086, 2018.&quot;}, &quot;properties&quot;: {&quot;noteIndex&quot;: 3}, &quot;schema&quot;: &quot;https://github.com/citation-style-language/schema/raw/master/csl-citation.json&quot;} RNDiiBkTVSQvo"/>CHANG, Kai-Ming; DZENG, Ren-Jye; WU, Yi-Ju, An Automated IoT Visualization BIM Platform for Decision Support in Facilities Management, <text:span text:style-name="T3">Applied Sciences</text:span>, v. 8, n. 7, p. 1086, 2018.<text:reference-mark-end text:name="ADDIN CSL_CITATION {&quot;citationItems&quot;: [{&quot;id&quot;: &quot;ITEM-1&quot;, &quot;itemData&quot;: {&quot;DOI&quot;: &quot;10.3390/app8071086&quot;, &quot;abstract&quot;: &quot;Building information modeling (BIM) is the digital representation of physical and functional characteristics (such as geometry, spatial relationship, and geographic information) of a facility to support decisions during its life cycle. BIM has been extended beyond 3D geometrical representations in recent years, and now includes time as a fourth dimension and cost as a fifth dimension, as well as such other applications as virtual reality and augmented reality. The Internet of Things (IoT) has been increasingly applied in various products (smart homes, wearables) to enhance work productivity, living comfort, and entertainment. However, research addressing the integration of these two technologies (BIM and IoT) is still very limited, and has focused exclusively on the automatic transmission of sensor information to BIM models. This paper describes an attempt to represent and visualize sensor data in BIM with multiple perspectives in order to support complex decisions requiring interdisciplinary information. The study uses a university campus as an example and includes several scenarios, such as an auditorium with a dispersed audience and energy-saving options for rooms with different functions (mechanical/electrical equipment, classrooms, and laboratory). This paper also discusses the design of a common platform allowing communication among sensors with different protocols (Arduino, Raspberry Pi), the use of Dynamo to accept sensor data as input and automatically redraw visualized information in BIM, and how visualization may help in making energy-saving management decisions. \u00a9 2018 by the authors.&quot;, &quot;author&quot;: [{&quot;dropping-particle&quot;: &quot;&quot;, &quot;family&quot;: &quot;Chang&quot;, &quot;given&quot;: &quot;Kai-Ming&quot;, &quot;non-dropping-particle&quot;: &quot;&quot;, &quot;parse-names&quot;: false, &quot;suffix&quot;: &quot;&quot;}, {&quot;dropping-particle&quot;: &quot;&quot;, &quot;family&quot;: &quot;Dzeng&quot;, &quot;given&quot;: &quot;Ren-Jye&quot;, &quot;non-dropping-particle&quot;: &quot;&quot;, &quot;parse-names&quot;: false, &quot;suffix&quot;: &quot;&quot;}, {&quot;dropping-particle&quot;: &quot;&quot;, &quot;family&quot;: &quot;Wu&quot;, &quot;given&quot;: &quot;Yi-Ju&quot;, &quot;non-dropping-particle&quot;: &quot;&quot;, &quot;parse-names&quot;: false, &quot;suffix&quot;: &quot;&quot;}], &quot;container-title&quot;: &quot;Applied Sciences&quot;, &quot;id&quot;: &quot;ITEM-1&quot;, &quot;issue&quot;: &quot;7&quot;, &quot;issued&quot;: {&quot;date-parts&quot;: [[&quot;2018&quot;]]}, &quot;page&quot;: &quot;1086&quot;, &quot;title&quot;: &quot;An Automated IoT Visualization BIM Platform for Decision Support in Facilities Management&quot;, &quot;type&quot;: &quot;article-journal&quot;, &quot;volume&quot;: &quot;8&quot;}, &quot;uris&quot;: [&quot;http://www.mendeley.com/documents/?uuid=33070b26-7721-4f4e-acfb-81c502c97a94&quot;]}], &quot;mendeley&quot;: {&quot;formattedCitation&quot;: &quot;CHANG, Kai-Ming; DZENG, Ren-Jye; WU, Yi-Ju, An Automated IoT Visualization BIM Platform for Decision Support in Facilities Management, &lt;b&gt;Applied Sciences&lt;/b&gt;, v.\u00a08, n.\u00a07, p.\u00a01086, 2018.&quot;, &quot;plainTextFormattedCitation&quot;: &quot;CHANG, Kai-Ming; DZENG, Ren-Jye; WU, Yi-Ju, An Automated IoT Visualization BIM Platform for Decision Support in Facilities Management, Applied Sciences, v.\u00a08, n.\u00a07, p.\u00a01086, 2018.&quot;, &quot;previouslyFormattedCitation&quot;: &quot;CHANG, Kai-Ming; DZENG, Ren-Jye; WU, Yi-Ju, An Automated IoT Visualization BIM Platform for Decision Support in Facilities Management, &lt;b&gt;Applied Sciences&lt;/b&gt;, v.\u00a08, n.\u00a07, p.\u00a01086, 2018.&quot;}, &quot;properties&quot;: {&quot;noteIndex&quot;: 3}, &quot;schema&quot;: &quot;https://github.com/citation-style-language/schema/raw/master/csl-citation.json&quot;} RNDiiBkTVSQvo"/></text:p></text:note-body></text:note>⁠<text:note text:id="ftn0" text:note-class="footnote"><text:note-citation>4</text:note-citation><text:note-body><text:p text:style-name="P1"><text:reference-mark-start text:name="ADDIN CSL_CITATION {&quot;citationItems&quot;: [{&quot;id&quot;: &quot;ITEM-1&quot;, &quot;itemData&quot;: {&quot;DOI&quot;: &quot;10.1109/COMPSAC.2017.75&quot;, &quot;ISBN&quot;: &quot;9781538603673&quot;, &quot;ISSN&quot;: &quot;07303157&quot;, &quot;abstract&quot;: &quot;In recent years, the research about energy waste and CO2 emission reduction has gained a strong momentum, also pushed by European and national funding initiatives. The main purpose of this large effort is to reduce the effects of greenhouse emission, climate change to head for a sustainable society. In this scenario, Information and Communication Technologies (ICT) play a key role. From one side, advances in physical and environmental information sensing, communication and processing, enabled the monitoring of energy behaviour of buildings in real-time. The access to this information has been made easy and ubiquitous thank to Internet-of-Things (IoT) devices and protocols. From the other side, the creation of digital repositories of buildings and districts (i.e. Building Information Models-BIM) enabled the development of complex and rich energy models that can be used for simulation and prediction purposes. As such, an opportunity is emerging of mixing these two information categories to either create better models and to detect unwanted or inefficient energy behaviours. In this paper, we present a software architecture for management and simulation of energy behaviours in buildings that integrates heterogeneous data such as BIM, IoT, GIS (Geographical Information System) and meteorological services. This integration allows: I) (near-) real-time visualisation of energy consumption information in the building context and ii) building performance evaluation through energy modelling and simulation exploiting data from the field and real weather conditions. Finally, we discuss the experimental results obtained in a real-world case-study.&quot;, &quot;author&quot;: [{&quot;dropping-particle&quot;: &quot;&quot;, &quot;family&quot;: &quot;Bottaccioli&quot;, &quot;given&quot;: &quot;Lorenzo&quot;, &quot;non-dropping-particle&quot;: &quot;&quot;, &quot;parse-names&quot;: false, &quot;suffix&quot;: &quot;&quot;}, {&quot;dropping-particle&quot;: &quot;&quot;, &quot;family&quot;: &quot;Aliberti&quot;, &quot;given&quot;: &quot;Alessandro&quot;, &quot;non-dropping-particle&quot;: &quot;&quot;, &quot;parse-names&quot;: false, &quot;suffix&quot;: &quot;&quot;}, {&quot;dropping-particle&quot;: &quot;&quot;, &quot;family&quot;: &quot;Ugliotti&quot;, &quot;given&quot;: &quot;Francesca&quot;, &quot;non-dropping-particle&quot;: &quot;&quot;, &quot;parse-names&quot;: false, &quot;suffix&quot;: &quot;&quot;}, {&quot;dropping-particle&quot;: &quot;&quot;, &quot;family&quot;: &quot;Patti&quot;, &quot;given&quot;: &quot;Edoardo&quot;, &quot;non-dropping-particle&quot;: &quot;&quot;, &quot;parse-names&quot;: false, &quot;suffix&quot;: &quot;&quot;}, {&quot;dropping-particle&quot;: &quot;&quot;, &quot;family&quot;: &quot;Osello&quot;, &quot;given&quot;: &quot;Anna&quot;, &quot;non-dropping-particle&quot;: &quot;&quot;, &quot;parse-names&quot;: false, &quot;suffix&quot;: &quot;&quot;}, {&quot;dropping-particle&quot;: &quot;&quot;, &quot;family&quot;: &quot;Macii&quot;, &quot;given&quot;: &quot;Enrico&quot;, &quot;non-dropping-particle&quot;: &quot;&quot;, &quot;parse-names&quot;: false, &quot;suffix&quot;: &quot;&quot;}, {&quot;dropping-particle&quot;: &quot;&quot;, &quot;family&quot;: &quot;Acquaviva&quot;, &quot;given&quot;: &quot;Andrea&quot;, &quot;non-dropping-particle&quot;: &quot;&quot;, &quot;parse-names&quot;: false, &quot;suffix&quot;: &quot;&quot;}], &quot;container-title&quot;: &quot;Proceedings - International Computer Software and Applications Conference&quot;, &quot;id&quot;: &quot;ITEM-1&quot;, &quot;issued&quot;: {&quot;date-parts&quot;: [[&quot;2017&quot;]]}, &quot;title&quot;: &quot;Building Energy Modelling and Monitoring by Integration of IoT Devices and Building Information Models&quot;, &quot;type&quot;: &quot;paper-conference&quot;, &quot;volume&quot;: &quot;1&quot;}, &quot;uris&quot;: [&quot;http://www.mendeley.com/documents/?uuid=b951f161-c8c6-3257-8932-71ee0af3635f&quot;]}], &quot;mendeley&quot;: {&quot;formattedCitation&quot;: &quot;BOTTACCIOLI, Lorenzo &lt;i&gt;et al&lt;/i&gt;, Building Energy Modelling and Monitoring by Integration of IoT Devices and Building Information Models, &lt;i&gt;in&lt;/i&gt;: &lt;b&gt;Proceedings - International Computer Software and Applications Conference&lt;/b&gt;, [s.l.: s.n.], 2017, v.\u00a01.&quot;, &quot;plainTextFormattedCitation&quot;: &quot;BOTTACCIOLI, Lorenzo et al, Building Energy Modelling and Monitoring by Integration of IoT Devices and Building Information Models, in: Proceedings - International Computer Software and Applications Conference, [s.l.: s.n.], 2017, v.\u00a01.&quot;, &quot;previouslyFormattedCitation&quot;: &quot;BOTTACCIOLI, Lorenzo &lt;i&gt;et al&lt;/i&gt;, Building Energy Modelling and Monitoring by Integration of IoT Devices and Building Information Models, &lt;i&gt;in&lt;/i&gt;: &lt;b&gt;Proceedings - International Computer Software and Applications Conference&lt;/b&gt;, [s.l.: s.n.], 2017, v.\u00a01.&quot;}, &quot;properties&quot;: {&quot;noteIndex&quot;: 4}, &quot;schema&quot;: &quot;https://github.com/citation-style-language/schema/raw/master/csl-citation.json&quot;} RNDAdbwIMC8ds"/>BOTTACCIOLI, Lorenzo <text:span text:style-name="T1">et al</text:span>, Building Energy Modelling and Monitoring by Integration of IoT Devices and Building Information Models, <text:span text:style-name="T1">in</text:span>: <text:span text:style-name="T3">Proceedings - International Computer Software and Applications Conference</text:span>, [s.l.: s.n.], 2017, v. 1.<text:reference-mark-end text:name="ADDIN CSL_CITATION {&quot;citationItems&quot;: [{&quot;id&quot;: &quot;ITEM-1&quot;, &quot;itemData&quot;: {&quot;DOI&quot;: &quot;10.1109/COMPSAC.2017.75&quot;, &quot;ISBN&quot;: &quot;9781538603673&quot;, &quot;ISSN&quot;: &quot;07303157&quot;, &quot;abstract&quot;: &quot;In recent years, the research about energy waste and CO2 emission reduction has gained a strong momentum, also pushed by European and national funding initiatives. The main purpose of this large effort is to reduce the effects of greenhouse emission, climate change to head for a sustainable society. In this scenario, Information and Communication Technologies (ICT) play a key role. From one side, advances in physical and environmental information sensing, communication and processing, enabled the monitoring of energy behaviour of buildings in real-time. The access to this information has been made easy and ubiquitous thank to Internet-of-Things (IoT) devices and protocols. From the other side, the creation of digital repositories of buildings and districts (i.e. Building Information Models-BIM) enabled the development of complex and rich energy models that can be used for simulation and prediction purposes. As such, an opportunity is emerging of mixing these two information categories to either create better models and to detect unwanted or inefficient energy behaviours. In this paper, we present a software architecture for management and simulation of energy behaviours in buildings that integrates heterogeneous data such as BIM, IoT, GIS (Geographical Information System) and meteorological services. This integration allows: I) (near-) real-time visualisation of energy consumption information in the building context and ii) building performance evaluation through energy modelling and simulation exploiting data from the field and real weather conditions. Finally, we discuss the experimental results obtained in a real-world case-study.&quot;, &quot;author&quot;: [{&quot;dropping-particle&quot;: &quot;&quot;, &quot;family&quot;: &quot;Bottaccioli&quot;, &quot;given&quot;: &quot;Lorenzo&quot;, &quot;non-dropping-particle&quot;: &quot;&quot;, &quot;parse-names&quot;: false, &quot;suffix&quot;: &quot;&quot;}, {&quot;dropping-particle&quot;: &quot;&quot;, &quot;family&quot;: &quot;Aliberti&quot;, &quot;given&quot;: &quot;Alessandro&quot;, &quot;non-dropping-particle&quot;: &quot;&quot;, &quot;parse-names&quot;: false, &quot;suffix&quot;: &quot;&quot;}, {&quot;dropping-particle&quot;: &quot;&quot;, &quot;family&quot;: &quot;Ugliotti&quot;, &quot;given&quot;: &quot;Francesca&quot;, &quot;non-dropping-particle&quot;: &quot;&quot;, &quot;parse-names&quot;: false, &quot;suffix&quot;: &quot;&quot;}, {&quot;dropping-particle&quot;: &quot;&quot;, &quot;family&quot;: &quot;Patti&quot;, &quot;given&quot;: &quot;Edoardo&quot;, &quot;non-dropping-particle&quot;: &quot;&quot;, &quot;parse-names&quot;: false, &quot;suffix&quot;: &quot;&quot;}, {&quot;dropping-particle&quot;: &quot;&quot;, &quot;family&quot;: &quot;Osello&quot;, &quot;given&quot;: &quot;Anna&quot;, &quot;non-dropping-particle&quot;: &quot;&quot;, &quot;parse-names&quot;: false, &quot;suffix&quot;: &quot;&quot;}, {&quot;dropping-particle&quot;: &quot;&quot;, &quot;family&quot;: &quot;Macii&quot;, &quot;given&quot;: &quot;Enrico&quot;, &quot;non-dropping-particle&quot;: &quot;&quot;, &quot;parse-names&quot;: false, &quot;suffix&quot;: &quot;&quot;}, {&quot;dropping-particle&quot;: &quot;&quot;, &quot;family&quot;: &quot;Acquaviva&quot;, &quot;given&quot;: &quot;Andrea&quot;, &quot;non-dropping-particle&quot;: &quot;&quot;, &quot;parse-names&quot;: false, &quot;suffix&quot;: &quot;&quot;}], &quot;container-title&quot;: &quot;Proceedings - International Computer Software and Applications Conference&quot;, &quot;id&quot;: &quot;ITEM-1&quot;, &quot;issued&quot;: {&quot;date-parts&quot;: [[&quot;2017&quot;]]}, &quot;title&quot;: &quot;Building Energy Modelling and Monitoring by Integration of IoT Devices and Building Information Models&quot;, &quot;type&quot;: &quot;paper-conference&quot;, &quot;volume&quot;: &quot;1&quot;}, &quot;uris&quot;: [&quot;http://www.mendeley.com/documents/?uuid=b951f161-c8c6-3257-8932-71ee0af3635f&quot;]}], &quot;mendeley&quot;: {&quot;formattedCitation&quot;: &quot;BOTTACCIOLI, Lorenzo &lt;i&gt;et al&lt;/i&gt;, Building Energy Modelling and Monitoring by Integration of IoT Devices and Building Information Models, &lt;i&gt;in&lt;/i&gt;: &lt;b&gt;Proceedings - International Computer Software and Applications Conference&lt;/b&gt;, [s.l.: s.n.], 2017, v.\u00a01.&quot;, &quot;plainTextFormattedCitation&quot;: &quot;BOTTACCIOLI, Lorenzo et al, Building Energy Modelling and Monitoring by Integration of IoT Devices and Building Information Models, in: Proceedings - International Computer Software and Applications Conference, [s.l.: s.n.], 2017, v.\u00a01.&quot;, &quot;previouslyFormattedCitation&quot;: &quot;BOTTACCIOLI, Lorenzo &lt;i&gt;et al&lt;/i&gt;, Building Energy Modelling and Monitoring by Integration of IoT Devices and Building Information Models, &lt;i&gt;in&lt;/i&gt;: &lt;b&gt;Proceedings - International Computer Software and Applications Conference&lt;/b&gt;, [s.l.: s.n.], 2017, v.\u00a01.&quot;}, &quot;properties&quot;: {&quot;noteIndex&quot;: 4}, &quot;schema&quot;: &quot;https://github.com/citation-style-language/schema/raw/master/csl-citation.json&quot;} RNDAdbwIMC8ds"/></text:p></text:note-body></text:note>⁠<text:note text:id="ftn9" text:note-class="footnote"><text:note-citation>5</text:note-citation><text:note-body><text:p text:style-name="P1"><text:reference-mark-start text:name="ADDIN CSL_CITATION {&quot;citationItems&quot;: [{&quot;id&quot;: &quot;ITEM-1&quot;, &quot;itemData&quot;: {&quot;DOI&quot;: &quot;10.1016/j.aei.2007.08.012&quot;, &quot;ISSN&quot;: &quot;14740346&quot;, &quot;author&quot;: [{&quot;dropping-particle&quot;: &quot;&quot;, &quot;family&quot;: &quot;Caldas&quot;, &quot;given&quot;: &quot;Luisa&quot;, &quot;non-dropping-particle&quot;: &quot;&quot;, &quot;parse-names&quot;: false, &quot;suffix&quot;: &quot;&quot;}], &quot;container-title&quot;: &quot;Advanced Engineering Informatics&quot;, &quot;id&quot;: &quot;ITEM-1&quot;, &quot;issue&quot;: &quot;1&quot;, &quot;issued&quot;: {&quot;date-parts&quot;: [[&quot;2008&quot;, &quot;1&quot;]]}, &quot;page&quot;: &quot;59-70&quot;, &quot;title&quot;: &quot;Generation of energy-efficient architecture solutions applying GENE_ARCH: An evolution-based generative design system&quot;, &quot;type&quot;: &quot;article-journal&quot;, &quot;volume&quot;: &quot;22&quot;}, &quot;uris&quot;: [&quot;http://www.mendeley.com/documents/?uuid=b650a7c5-caf0-4e64-920e-c4553228f90f&quot;]}, {&quot;id&quot;: &quot;ITEM-2&quot;, &quot;itemData&quot;: {&quot;author&quot;: [{&quot;dropping-particle&quot;: &quot;&quot;, &quot;family&quot;: &quot;Caldas&quot;, &quot;given&quot;: &quot;L&quot;, &quot;non-dropping-particle&quot;: &quot;&quot;, &quot;parse-names&quot;: false, &quot;suffix&quot;: &quot;&quot;}, {&quot;dropping-particle&quot;: &quot;&quot;, &quot;family&quot;: &quot;Norford&quot;, &quot;given&quot;: &quot;L&quot;, &quot;non-dropping-particle&quot;: &quot;&quot;, &quot;parse-names&quot;: false, &quot;suffix&quot;: &quot;&quot;}], &quot;container-title&quot;: &quot;Proc. of Building Simulation 2001&quot;, &quot;id&quot;: &quot;ITEM-2&quot;, &quot;issued&quot;: {&quot;date-parts&quot;: [[&quot;2001&quot;]]}, &quot;page&quot;: &quot;1397-1404&quot;, &quot;publisher-place&quot;: &quot;Rio de Janeiro&quot;, &quot;title&quot;: &quot;Architectural Constraints in a Generative Design System: interpreting energy consumption levels&quot;, &quot;type&quot;: &quot;article-journal&quot;}, &quot;uris&quot;: [&quot;http://www.mendeley.com/documents/?uuid=c70d1249-f487-4fc0-8537-ae150dcad20a&quot;]}, {&quot;id&quot;: &quot;ITEM-3&quot;, &quot;itemData&quot;: {&quot;DOI&quot;: &quot;10.1145/1068009.1068140&quot;, &quot;ISBN&quot;: &quot;1595930108&quot;, &quot;ISSN&quot;: &quot;1615147X&quot;, &quot;abstract&quot;: &quot;Real-world multi-objective engineering design optimization problems often have parameters with uncontrollable variations. The aim of solving such problems is to obtain solutions that in terms of objectives and feasibility are as good as possible and at the same time are least sensitive to the parameter variations. Such solutions are said to be robust optimum solutions. In order to investigate the trade-off between the performance and robustness of optimum solutions, we present a new Robust Multi-Objective Genetic Algorithm (RMOGA) that optimizes two objectives: a fitness value and a robustness index. The fitness value serves as a measure of performance of design solutions with respect to multiple objectives and feasibility of the original optimization problem. The robustness index, which is based on a non-gradient based parameter sensitivity estimation approach, is a measure that quantitatively evaluates the robustness of design solutions. RMOGA does not require a presumed probability distribution of uncontrollable parameters and also does not utilize the gradient information of these parameters. Three distance metrics are used to obtain the robustness index and robust solutions. To illustrate its application, RMOGA is applied to two well-studied engineering design problems from the literature.&quot;, &quot;author&quot;: [{&quot;dropping-particle&quot;: &quot;&quot;, &quot;family&quot;: &quot;Caldas&quot;, &quot;given&quot;: &quot;Luisa G.&quot;, &quot;non-dropping-particle&quot;: &quot;&quot;, &quot;parse-names&quot;: false, &quot;suffix&quot;: &quot;&quot;}, {&quot;dropping-particle&quot;: &quot;&quot;, &quot;family&quot;: &quot;Norford&quot;, &quot;given&quot;: &quot;Leslie K.&quot;, &quot;non-dropping-particle&quot;: &quot;&quot;, &quot;parse-names&quot;: false, &quot;suffix&quot;: &quot;&quot;}], &quot;container-title&quot;: &quot;ACADIA '99&quot;, &quot;id&quot;: &quot;ITEM-3&quot;, &quot;issued&quot;: {&quot;date-parts&quot;: [[&quot;1999&quot;]]}, &quot;page&quot;: &quot;250-261&quot;, &quot;publisher&quot;: &quot;Acadia'99&quot;, &quot;publisher-place&quot;: &quot;Salt Lake City&quot;, &quot;title&quot;: &quot;A multi-objective genetic algorithm for robust design optimization&quot;, &quot;type&quot;: &quot;paper-conference&quot;}, &quot;uris&quot;: [&quot;http://www.mendeley.com/documents/?uuid=a361265c-ea34-4ed4-8b45-99b0fc7179ae&quot;]}, {&quot;id&quot;: &quot;ITEM-4&quot;, &quot;itemData&quot;: {&quot;DOI&quot;: &quot;10.1016/S0926-5805(00)00096-0&quot;, &quot;ISBN&quot;: &quot;0926-5805&quot;, &quot;ISSN&quot;: &quot;09265805&quot;, &quot;abstract&quot;: &quot;Much interest has been recently devoted to generative processes in design. Advances in computational tools for design applications, coupled with techniques from the field of artificial intelligence, have lead to new possibilities in the way computers can inform and actively interact with the design process. In this paper, we use the concepts of generative and goal-oriented design to propose a computer tool that can help the designer to generate and evaluate certain aspects of a solution towards an optimized behavior of the final configuration. This work focuses mostly on those aspects related to the environmental performance of buildings. Genetic Algorithms (GAs) are applied as a generative and search procedure to look for optimized design solutions in terms of thermal and lighting performance in a building. The GA is first used to generate possible design solutions, which are then evaluated in terms of lighting and thermal behavior using a detailed thermal analysis program (DOE2.1E). The results from the simulations are subsequently used to further guide the GA search towards finding low-energy solutions to the problem under study. Solutions can be visualized using an AutoLisp routine. The specific problem addressed in this study is the placing and sizing of windows in an office building. The same method is applicable to a wide range of design problems like the choice of construction materials, design of shading elements, or sizing of lighting and mechanical systems for buildings. ?? 2002 Elsevier Science B.V. All rights reserved.&quot;, &quot;author&quot;: [{&quot;dropping-particle&quot;: &quot;&quot;, &quot;family&quot;: &quot;Caldas&quot;, &quot;given&quot;: &quot;Luisa Gama&quot;, &quot;non-dropping-particle&quot;: &quot;&quot;, &quot;parse-names&quot;: false, &quot;suffix&quot;: &quot;&quot;}, {&quot;dropping-particle&quot;: &quot;&quot;, &quot;family&quot;: &quot;Norford&quot;, &quot;given&quot;: &quot;Leslie K.&quot;, &quot;non-dropping-particle&quot;: &quot;&quot;, &quot;parse-names&quot;: false, &quot;suffix&quot;: &quot;&quot;}], &quot;container-title&quot;: &quot;Automation in Construction&quot;, &quot;id&quot;: &quot;ITEM-4&quot;, &quot;issue&quot;: &quot;2&quot;, &quot;issued&quot;: {&quot;date-parts&quot;: [[&quot;2002&quot;, &quot;2&quot;]]}, &quot;page&quot;: &quot;173-184&quot;, &quot;title&quot;: &quot;A design optimization tool based on a genetic algorithm&quot;, &quot;type&quot;: &quot;article-journal&quot;, &quot;volume&quot;: &quot;11&quot;}, &quot;uris&quot;: [&quot;http://www.mendeley.com/documents/?uuid=646c2165-e12e-4c69-af92-f574ef941072&quot;]}, {&quot;id&quot;: &quot;ITEM-5&quot;, &quot;itemData&quot;: {&quot;abstract&quot;: &quot;Genetic Algorithms (GAs), a computational technique based on the principles of evolution, have been recently introduced in architecture to address problems of complexity in the function and the form of architectural projects. While there has been an increasing interest in the use of GAs in architecture, there has not yet been a systematic study of the operation of GAs and their application in architecture yet. This paper investigates whether the utilization of GAs is a necessity or a trend; whether GAs are used to accommodate specific needs of architecture or merely to bear innovative and complex forms; and consequently whether GAs serve reality or utopia. In order to answer these questions, the paper examines the operation of GAs in other disciplines and in architecture as well as the implications of its applications in architecture. Finally, the paper demonstrates the premises for a successful operation of GAs in architecture.&quot;, &quot;author&quot;: [{&quot;dropping-particle&quot;: &quot;&quot;, &quot;family&quot;: &quot;Fasoulaki&quot;, &quot;given&quot;: &quot;Eleftheria&quot;, &quot;non-dropping-particle&quot;: &quot;&quot;, &quot;parse-names&quot;: false, &quot;suffix&quot;: &quot;&quot;}], &quot;container-title&quot;: &quot;Design&quot;, &quot;id&quot;: &quot;ITEM-5&quot;, &quot;issued&quot;: {&quot;date-parts&quot;: [[&quot;2007&quot;]]}, &quot;title&quot;: &quot;Genetic Algorithms in Architecture : a Necessity or a Trend ?&quot;, &quot;type&quot;: &quot;article-journal&quot;}, &quot;uris&quot;: [&quot;http://www.mendeley.com/documents/?uuid=07a5a42a-2614-4c48-a650-98a6c9e5e9a8&quot;]}], &quot;mendeley&quot;: {&quot;formattedCitation&quot;: &quot;CALDAS, Luisa, Generation of energy-efficient architecture solutions applying GENE_ARCH: An evolution-based generative design system, &lt;b&gt;Advanced Engineering Informatics&lt;/b&gt;, v.\u00a022, n.\u00a01, p.\u00a059\u201370, 2008; CALDAS, L; NORFORD, L, Architectural Constraints in a Generative Design System: interpreting energy consumption levels, &lt;b&gt;Proc. of Building Simulation 2001&lt;/b&gt;, p.\u00a01397\u20131404, 2001; CALDAS, Luisa G.; NORFORD, Leslie K., A multi-objective genetic algorithm for robust design optimization, &lt;i&gt;in&lt;/i&gt;: &lt;b&gt;ACADIA \u201999&lt;/b&gt;, Salt Lake City: Acadia\u201999, 1999, p.\u00a0250\u2013261; CALDAS, Luisa Gama; NORFORD, Leslie K., A design optimization tool based on a genetic algorithm, &lt;b&gt;Automation in Construction&lt;/b&gt;, v.\u00a011, n.\u00a02, p.\u00a0173\u2013184, 2002; FASOULAKI, Eleftheria, Genetic Algorithms in Architecture\u202f: a Necessity or a Trend\u202f?, &lt;b&gt;Design&lt;/b&gt;, 2007.&quot;, &quot;plainTextFormattedCitation&quot;: &quot;CALDAS, Luisa, Generation of energy-efficient architecture solutions applying GENE_ARCH: An evolution-based generative design system, Advanced Engineering Informatics, v.\u00a022, n.\u00a01, p.\u00a059\u201370, 2008; CALDAS, L; NORFORD, L, Architectural Constraints in a Generative Design System: interpreting energy consumption levels, Proc. of Building Simulation 2001, p.\u00a01397\u20131404, 2001; CALDAS, Luisa G.; NORFORD, Leslie K., A multi-objective genetic algorithm for robust design optimization, in: ACADIA \u201999, Salt Lake City: Acadia\u201999, 1999, p.\u00a0250\u2013261; CALDAS, Luisa Gama; NORFORD, Leslie K., A design optimization tool based on a genetic algorithm, Automation in Construction, v.\u00a011, n.\u00a02, p.\u00a0173\u2013184, 2002; FASOULAKI, Eleftheria, Genetic Algorithms in Architecture\u202f: a Necessity or a Trend\u202f?, Design, 2007.&quot;, &quot;previouslyFormattedCitation&quot;: &quot;CALDAS, Luisa, Generation of energy-efficient architecture solutions applying GENE_ARCH: An evolution-based generative design system, &lt;b&gt;Advanced Engineering Informatics&lt;/b&gt;, v.\u00a022, n.\u00a01, p.\u00a059\u201370, 2008; CALDAS, L; NORFORD, L, Architectural Constraints in a Generative Design System: interpreting energy consumption levels, &lt;b&gt;Proc. of Building Simulation 2001&lt;/b&gt;, p.\u00a01397\u20131404, 2001; CALDAS, Luisa G.; NORFORD, Leslie K., A multi-objective genetic algorithm for robust design optimization, &lt;i&gt;in&lt;/i&gt;: &lt;b&gt;ACADIA \u201999&lt;/b&gt;, Salt Lake City: Acadia\u201999, 1999, p.\u00a0250\u2013261; CALDAS, Luisa Gama; NORFORD, Leslie K., A design optimization tool based on a genetic algorithm, &lt;b&gt;Automation in Construction&lt;/b&gt;, v.\u00a011, n.\u00a02, p.\u00a0173\u2013184, 2002; FASOULAKI, Eleftheria, Genetic Algorithms in Architecture\u202f: a Necessity or a Trend\u202f?, &lt;b&gt;Design&lt;/b&gt;, 2007.&quot;}, &quot;properties&quot;: {&quot;noteIndex&quot;: 5}, &quot;schema&quot;: &quot;https://github.com/citation-style-language/schema/raw/master/csl-citation.json&quot;} RNDNMpH82BU5N"/>CALDAS, Luisa, Generation of energy-efficient architecture solutions applying GENE_ARCH: An evolution-based generative design system, <text:span text:style-name="T3">Advanced Engineering Informatics</text:span>, v. 22, n. 1, p. 59–70, 2008; CALDAS, L; NORFORD, L, Architectural Constraints in a Generative Design System: interpreting energy consumption levels, <text:span text:style-name="T3">Proc. of Building Simulation 2001</text:span>, p. 1397–1404, 2001; CALDAS, Luisa G.; NORFORD, Leslie K., A multi-objective genetic algorithm for robust design optimization, <text:span text:style-name="T1">in</text:span>: <text:span text:style-name="T3">ACADIA ’99</text:span>, Salt Lake City: Acadia’99, 1999, p. 250–261; CALDAS, Luisa Gama; NORFORD, Leslie K., A design optimization tool based on a genetic algorithm, <text:span text:style-name="T3">Automation in Construction</text:span>, v. 11, n. 2, p. 173–184, 2002; FASOULAKI, Eleftheria, Genetic Algorithms in Architecture : a Necessity or a Trend ?, <text:span text:style-name="T3">Design</text:span>, 2007.<text:reference-mark-end text:name="ADDIN CSL_CITATION {&quot;citationItems&quot;: [{&quot;id&quot;: &quot;ITEM-1&quot;, &quot;itemData&quot;: {&quot;DOI&quot;: &quot;10.1016/j.aei.2007.08.012&quot;, &quot;ISSN&quot;: &quot;14740346&quot;, &quot;author&quot;: [{&quot;dropping-particle&quot;: &quot;&quot;, &quot;family&quot;: &quot;Caldas&quot;, &quot;given&quot;: &quot;Luisa&quot;, &quot;non-dropping-particle&quot;: &quot;&quot;, &quot;parse-names&quot;: false, &quot;suffix&quot;: &quot;&quot;}], &quot;container-title&quot;: &quot;Advanced Engineering Informatics&quot;, &quot;id&quot;: &quot;ITEM-1&quot;, &quot;issue&quot;: &quot;1&quot;, &quot;issued&quot;: {&quot;date-parts&quot;: [[&quot;2008&quot;, &quot;1&quot;]]}, &quot;page&quot;: &quot;59-70&quot;, &quot;title&quot;: &quot;Generation of energy-efficient architecture solutions applying GENE_ARCH: An evolution-based generative design system&quot;, &quot;type&quot;: &quot;article-journal&quot;, &quot;volume&quot;: &quot;22&quot;}, &quot;uris&quot;: [&quot;http://www.mendeley.com/documents/?uuid=b650a7c5-caf0-4e64-920e-c4553228f90f&quot;]}, {&quot;id&quot;: &quot;ITEM-2&quot;, &quot;itemData&quot;: {&quot;author&quot;: [{&quot;dropping-particle&quot;: &quot;&quot;, &quot;family&quot;: &quot;Caldas&quot;, &quot;given&quot;: &quot;L&quot;, &quot;non-dropping-particle&quot;: &quot;&quot;, &quot;parse-names&quot;: false, &quot;suffix&quot;: &quot;&quot;}, {&quot;dropping-particle&quot;: &quot;&quot;, &quot;family&quot;: &quot;Norford&quot;, &quot;given&quot;: &quot;L&quot;, &quot;non-dropping-particle&quot;: &quot;&quot;, &quot;parse-names&quot;: false, &quot;suffix&quot;: &quot;&quot;}], &quot;container-title&quot;: &quot;Proc. of Building Simulation 2001&quot;, &quot;id&quot;: &quot;ITEM-2&quot;, &quot;issued&quot;: {&quot;date-parts&quot;: [[&quot;2001&quot;]]}, &quot;page&quot;: &quot;1397-1404&quot;, &quot;publisher-place&quot;: &quot;Rio de Janeiro&quot;, &quot;title&quot;: &quot;Architectural Constraints in a Generative Design System: interpreting energy consumption levels&quot;, &quot;type&quot;: &quot;article-journal&quot;}, &quot;uris&quot;: [&quot;http://www.mendeley.com/documents/?uuid=c70d1249-f487-4fc0-8537-ae150dcad20a&quot;]}, {&quot;id&quot;: &quot;ITEM-3&quot;, &quot;itemData&quot;: {&quot;DOI&quot;: &quot;10.1145/1068009.1068140&quot;, &quot;ISBN&quot;: &quot;1595930108&quot;, &quot;ISSN&quot;: &quot;1615147X&quot;, &quot;abstract&quot;: &quot;Real-world multi-objective engineering design optimization problems often have parameters with uncontrollable variations. The aim of solving such problems is to obtain solutions that in terms of objectives and feasibility are as good as possible and at the same time are least sensitive to the parameter variations. Such solutions are said to be robust optimum solutions. In order to investigate the trade-off between the performance and robustness of optimum solutions, we present a new Robust Multi-Objective Genetic Algorithm (RMOGA) that optimizes two objectives: a fitness value and a robustness index. The fitness value serves as a measure of performance of design solutions with respect to multiple objectives and feasibility of the original optimization problem. The robustness index, which is based on a non-gradient based parameter sensitivity estimation approach, is a measure that quantitatively evaluates the robustness of design solutions. RMOGA does not require a presumed probability distribution of uncontrollable parameters and also does not utilize the gradient information of these parameters. Three distance metrics are used to obtain the robustness index and robust solutions. To illustrate its application, RMOGA is applied to two well-studied engineering design problems from the literature.&quot;, &quot;author&quot;: [{&quot;dropping-particle&quot;: &quot;&quot;, &quot;family&quot;: &quot;Caldas&quot;, &quot;given&quot;: &quot;Luisa G.&quot;, &quot;non-dropping-particle&quot;: &quot;&quot;, &quot;parse-names&quot;: false, &quot;suffix&quot;: &quot;&quot;}, {&quot;dropping-particle&quot;: &quot;&quot;, &quot;family&quot;: &quot;Norford&quot;, &quot;given&quot;: &quot;Leslie K.&quot;, &quot;non-dropping-particle&quot;: &quot;&quot;, &quot;parse-names&quot;: false, &quot;suffix&quot;: &quot;&quot;}], &quot;container-title&quot;: &quot;ACADIA '99&quot;, &quot;id&quot;: &quot;ITEM-3&quot;, &quot;issued&quot;: {&quot;date-parts&quot;: [[&quot;1999&quot;]]}, &quot;page&quot;: &quot;250-261&quot;, &quot;publisher&quot;: &quot;Acadia'99&quot;, &quot;publisher-place&quot;: &quot;Salt Lake City&quot;, &quot;title&quot;: &quot;A multi-objective genetic algorithm for robust design optimization&quot;, &quot;type&quot;: &quot;paper-conference&quot;}, &quot;uris&quot;: [&quot;http://www.mendeley.com/documents/?uuid=a361265c-ea34-4ed4-8b45-99b0fc7179ae&quot;]}, {&quot;id&quot;: &quot;ITEM-4&quot;, &quot;itemData&quot;: {&quot;DOI&quot;: &quot;10.1016/S0926-5805(00)00096-0&quot;, &quot;ISBN&quot;: &quot;0926-5805&quot;, &quot;ISSN&quot;: &quot;09265805&quot;, &quot;abstract&quot;: &quot;Much interest has been recently devoted to generative processes in design. Advances in computational tools for design applications, coupled with techniques from the field of artificial intelligence, have lead to new possibilities in the way computers can inform and actively interact with the design process. In this paper, we use the concepts of generative and goal-oriented design to propose a computer tool that can help the designer to generate and evaluate certain aspects of a solution towards an optimized behavior of the final configuration. This work focuses mostly on those aspects related to the environmental performance of buildings. Genetic Algorithms (GAs) are applied as a generative and search procedure to look for optimized design solutions in terms of thermal and lighting performance in a building. The GA is first used to generate possible design solutions, which are then evaluated in terms of lighting and thermal behavior using a detailed thermal analysis program (DOE2.1E). The results from the simulations are subsequently used to further guide the GA search towards finding low-energy solutions to the problem under study. Solutions can be visualized using an AutoLisp routine. The specific problem addressed in this study is the placing and sizing of windows in an office building. The same method is applicable to a wide range of design problems like the choice of construction materials, design of shading elements, or sizing of lighting and mechanical systems for buildings. ?? 2002 Elsevier Science B.V. All rights reserved.&quot;, &quot;author&quot;: [{&quot;dropping-particle&quot;: &quot;&quot;, &quot;family&quot;: &quot;Caldas&quot;, &quot;given&quot;: &quot;Luisa Gama&quot;, &quot;non-dropping-particle&quot;: &quot;&quot;, &quot;parse-names&quot;: false, &quot;suffix&quot;: &quot;&quot;}, {&quot;dropping-particle&quot;: &quot;&quot;, &quot;family&quot;: &quot;Norford&quot;, &quot;given&quot;: &quot;Leslie K.&quot;, &quot;non-dropping-particle&quot;: &quot;&quot;, &quot;parse-names&quot;: false, &quot;suffix&quot;: &quot;&quot;}], &quot;container-title&quot;: &quot;Automation in Construction&quot;, &quot;id&quot;: &quot;ITEM-4&quot;, &quot;issue&quot;: &quot;2&quot;, &quot;issued&quot;: {&quot;date-parts&quot;: [[&quot;2002&quot;, &quot;2&quot;]]}, &quot;page&quot;: &quot;173-184&quot;, &quot;title&quot;: &quot;A design optimization tool based on a genetic algorithm&quot;, &quot;type&quot;: &quot;article-journal&quot;, &quot;volume&quot;: &quot;11&quot;}, &quot;uris&quot;: [&quot;http://www.mendeley.com/documents/?uuid=646c2165-e12e-4c69-af92-f574ef941072&quot;]}, {&quot;id&quot;: &quot;ITEM-5&quot;, &quot;itemData&quot;: {&quot;abstract&quot;: &quot;Genetic Algorithms (GAs), a computational technique based on the principles of evolution, have been recently introduced in architecture to address problems of complexity in the function and the form of architectural projects. While there has been an increasing interest in the use of GAs in architecture, there has not yet been a systematic study of the operation of GAs and their application in architecture yet. This paper investigates whether the utilization of GAs is a necessity or a trend; whether GAs are used to accommodate specific needs of architecture or merely to bear innovative and complex forms; and consequently whether GAs serve reality or utopia. In order to answer these questions, the paper examines the operation of GAs in other disciplines and in architecture as well as the implications of its applications in architecture. Finally, the paper demonstrates the premises for a successful operation of GAs in architecture.&quot;, &quot;author&quot;: [{&quot;dropping-particle&quot;: &quot;&quot;, &quot;family&quot;: &quot;Fasoulaki&quot;, &quot;given&quot;: &quot;Eleftheria&quot;, &quot;non-dropping-particle&quot;: &quot;&quot;, &quot;parse-names&quot;: false, &quot;suffix&quot;: &quot;&quot;}], &quot;container-title&quot;: &quot;Design&quot;, &quot;id&quot;: &quot;ITEM-5&quot;, &quot;issued&quot;: {&quot;date-parts&quot;: [[&quot;2007&quot;]]}, &quot;title&quot;: &quot;Genetic Algorithms in Architecture : a Necessity or a Trend ?&quot;, &quot;type&quot;: &quot;article-journal&quot;}, &quot;uris&quot;: [&quot;http://www.mendeley.com/documents/?uuid=07a5a42a-2614-4c48-a650-98a6c9e5e9a8&quot;]}], &quot;mendeley&quot;: {&quot;formattedCitation&quot;: &quot;CALDAS, Luisa, Generation of energy-efficient architecture solutions applying GENE_ARCH: An evolution-based generative design system, &lt;b&gt;Advanced Engineering Informatics&lt;/b&gt;, v.\u00a022, n.\u00a01, p.\u00a059\u201370, 2008; CALDAS, L; NORFORD, L, Architectural Constraints in a Generative Design System: interpreting energy consumption levels, &lt;b&gt;Proc. of Building Simulation 2001&lt;/b&gt;, p.\u00a01397\u20131404, 2001; CALDAS, Luisa G.; NORFORD, Leslie K., A multi-objective genetic algorithm for robust design optimization, &lt;i&gt;in&lt;/i&gt;: &lt;b&gt;ACADIA \u201999&lt;/b&gt;, Salt Lake City: Acadia\u201999, 1999, p.\u00a0250\u2013261; CALDAS, Luisa Gama; NORFORD, Leslie K., A design optimization tool based on a genetic algorithm, &lt;b&gt;Automation in Construction&lt;/b&gt;, v.\u00a011, n.\u00a02, p.\u00a0173\u2013184, 2002; FASOULAKI, Eleftheria, Genetic Algorithms in Architecture\u202f: a Necessity or a Trend\u202f?, &lt;b&gt;Design&lt;/b&gt;, 2007.&quot;, &quot;plainTextFormattedCitation&quot;: &quot;CALDAS, Luisa, Generation of energy-efficient architecture solutions applying GENE_ARCH: An evolution-based generative design system, Advanced Engineering Informatics, v.\u00a022, n.\u00a01, p.\u00a059\u201370, 2008; CALDAS, L; NORFORD, L, Architectural Constraints in a Generative Design System: interpreting energy consumption levels, Proc. of Building Simulation 2001, p.\u00a01397\u20131404, 2001; CALDAS, Luisa G.; NORFORD, Leslie K., A multi-objective genetic algorithm for robust design optimization, in: ACADIA \u201999, Salt Lake City: Acadia\u201999, 1999, p.\u00a0250\u2013261; CALDAS, Luisa Gama; NORFORD, Leslie K., A design optimization tool based on a genetic algorithm, Automation in Construction, v.\u00a011, n.\u00a02, p.\u00a0173\u2013184, 2002; FASOULAKI, Eleftheria, Genetic Algorithms in Architecture\u202f: a Necessity or a Trend\u202f?, Design, 2007.&quot;, &quot;previouslyFormattedCitation&quot;: &quot;CALDAS, Luisa, Generation of energy-efficient architecture solutions applying GENE_ARCH: An evolution-based generative design system, &lt;b&gt;Advanced Engineering Informatics&lt;/b&gt;, v.\u00a022, n.\u00a01, p.\u00a059\u201370, 2008; CALDAS, L; NORFORD, L, Architectural Constraints in a Generative Design System: interpreting energy consumption levels, &lt;b&gt;Proc. of Building Simulation 2001&lt;/b&gt;, p.\u00a01397\u20131404, 2001; CALDAS, Luisa G.; NORFORD, Leslie K., A multi-objective genetic algorithm for robust design optimization, &lt;i&gt;in&lt;/i&gt;: &lt;b&gt;ACADIA \u201999&lt;/b&gt;, Salt Lake City: Acadia\u201999, 1999, p.\u00a0250\u2013261; CALDAS, Luisa Gama; NORFORD, Leslie K., A design optimization tool based on a genetic algorithm, &lt;b&gt;Automation in Construction&lt;/b&gt;, v.\u00a011, n.\u00a02, p.\u00a0173\u2013184, 2002; FASOULAKI, Eleftheria, Genetic Algorithms in Architecture\u202f: a Necessity or a Trend\u202f?, &lt;b&gt;Design&lt;/b&gt;, 2007.&quot;}, &quot;properties&quot;: {&quot;noteIndex&quot;: 5}, &quot;schema&quot;: &quot;https://github.com/citation-style-language/schema/raw/master/csl-citation.json&quot;} RNDNMpH82BU5N"/></text:p></text:note-body></text:note>⁠<text:note text:id="ftn8" text:note-class="footnote"><text:note-citation>6</text:note-citation><text:note-body><text:p text:style-name="P1"><text:reference-mark-start text:name="ADDIN CSL_CITATION {&quot;citationItems&quot;: [{&quot;id&quot;: &quot;ITEM-1&quot;, &quot;itemData&quot;: {&quot;id&quot;: &quot;ITEM-1&quot;, &quot;issue&quot;: &quot;Ml&quot;, &quot;issued&quot;: {&quot;date-parts&quot;: [[&quot;0&quot;]]}, &quot;title&quot;: &quot;BI &amp; Data Science for architects&quot;, &quot;type&quot;: &quot;article-journal&quot;}, &quot;uris&quot;: [&quot;http://www.mendeley.com/documents/?uuid=898c13a9-f47e-4186-8de1-64f080bdc575&quot;]}], &quot;mendeley&quot;: {&quot;formattedCitation&quot;: &quot;BI &amp; Data Science for architects, n.\u00a0Ml, .&quot;, &quot;plainTextFormattedCitation&quot;: &quot;BI &amp; Data Science for architects, n.\u00a0Ml, .&quot;, &quot;previouslyFormattedCitation&quot;: &quot;BI &amp; Data Science for architects, n.\u00a0Ml, .&quot;}, &quot;properties&quot;: {&quot;noteIndex&quot;: 6}, &quot;schema&quot;: &quot;https://github.com/citation-style-language/schema/raw/master/csl-citation.json&quot;} RNDxRPSKT80Hu"/>BI &amp; Data Science for architects, n. Ml, .<text:reference-mark-end text:name="ADDIN CSL_CITATION {&quot;citationItems&quot;: [{&quot;id&quot;: &quot;ITEM-1&quot;, &quot;itemData&quot;: {&quot;id&quot;: &quot;ITEM-1&quot;, &quot;issue&quot;: &quot;Ml&quot;, &quot;issued&quot;: {&quot;date-parts&quot;: [[&quot;0&quot;]]}, &quot;title&quot;: &quot;BI &amp; Data Science for architects&quot;, &quot;type&quot;: &quot;article-journal&quot;}, &quot;uris&quot;: [&quot;http://www.mendeley.com/documents/?uuid=898c13a9-f47e-4186-8de1-64f080bdc575&quot;]}], &quot;mendeley&quot;: {&quot;formattedCitation&quot;: &quot;BI &amp; Data Science for architects, n.\u00a0Ml, .&quot;, &quot;plainTextFormattedCitation&quot;: &quot;BI &amp; Data Science for architects, n.\u00a0Ml, .&quot;, &quot;previouslyFormattedCitation&quot;: &quot;BI &amp; Data Science for architects, n.\u00a0Ml, .&quot;}, &quot;properties&quot;: {&quot;noteIndex&quot;: 6}, &quot;schema&quot;: &quot;https://github.com/citation-style-language/schema/raw/master/csl-citation.json&quot;} RNDxRPSKT80Hu"/></text:p></text:note-body></text:note>⁠<text:note text:id="ftn7" text:note-class="footnote"><text:note-citation>7</text:note-citation><text:note-body><text:p text:style-name="P1"><text:reference-mark-start text:name="ADDIN CSL_CITATION {&quot;citationItems&quot;: [{&quot;id&quot;: &quot;ITEM-1&quot;, &quot;itemData&quot;: {&quot;DOI&quot;: &quot;10.1109/MCOM.2018.1700298&quot;, &quot;ISSN&quot;: &quot;01636804&quot;, &quot;abstract&quot;: &quot;The development of smart cities and their fast-paced deployment is resulting in the generation of large quantities of data at unprecedented rates. Unfortunately, most of the generated data is wasted without extracting potentially useful information and knowledge because of the lack of established mechanisms and standards that benefit from the availability of such data. Moreover, the high dynamical nature of smart cities calls for new generation of machine learning approaches that are flexible and adaptable to cope with the dynamicity of data to perform analytics and learn from real-time data. In this article, we shed the light on the challenge of under utilizing the big data generated by smart cities from a machine learning perspective. Especially, we present the phenomenon of wasting unlabeled data. We argue that semi-supervision is a must for smart city to address this challenge. We also propose a three-level learning framework for smart cities that matches the hierarchical nature of big data generated by smart cities with a goal of providing different levels of knowledge abstractions. The proposed framework is scalable to meet the needs of smart city services. Fundamentally, the framework benefits from semi-supervised deep reinforcement learning where a small amount of data that has users' feedback serves as labeled data while a larger amount is without such users' feedback serves as unlabeled data. This paper also explores how deep reinforcement learning and its shift toward semi-supervision can handle the cognitive side of smart city services and improve their performance by providing several use cases spanning the different domains of smart cities. We also highlight several challenges as well as promising future research directions for incorporating machine learning and high-level intelligence into smart city services.&quot;, &quot;author&quot;: [{&quot;dropping-particle&quot;: &quot;&quot;, &quot;family&quot;: &quot;Mohammadi&quot;, &quot;given&quot;: &quot;Mehdi&quot;, &quot;non-dropping-particle&quot;: &quot;&quot;, &quot;parse-names&quot;: false, &quot;suffix&quot;: &quot;&quot;}, {&quot;dropping-particle&quot;: &quot;&quot;, &quot;family&quot;: &quot;Al-Fuqaha&quot;, &quot;given&quot;: &quot;Ala&quot;, &quot;non-dropping-particle&quot;: &quot;&quot;, &quot;parse-names&quot;: false, &quot;suffix&quot;: &quot;&quot;}], &quot;container-title&quot;: &quot;IEEE Communications Magazine&quot;, &quot;id&quot;: &quot;ITEM-1&quot;, &quot;issue&quot;: &quot;2&quot;, &quot;issued&quot;: {&quot;date-parts&quot;: [[&quot;2018&quot;]]}, &quot;page&quot;: &quot;94-101&quot;, &quot;publisher&quot;: &quot;IEEE&quot;, &quot;title&quot;: &quot;Enabling Cognitive Smart Cities Using Big Data and Machine Learning: Approaches and Challenges&quot;, &quot;type&quot;: &quot;article-journal&quot;, &quot;volume&quot;: &quot;56&quot;}, &quot;uris&quot;: [&quot;http://www.mendeley.com/documents/?uuid=da130dc5-2968-494d-9644-d9657b54c720&quot;]}], &quot;mendeley&quot;: {&quot;formattedCitation&quot;: &quot;MOHAMMADI, Mehdi; AL-FUQAHA, Ala, Enabling Cognitive Smart Cities Using Big Data and Machine Learning: Approaches and Challenges, &lt;b&gt;IEEE Communications Magazine&lt;/b&gt;, v.\u00a056, n.\u00a02, p.\u00a094\u2013101, 2018.&quot;, &quot;plainTextFormattedCitation&quot;: &quot;MOHAMMADI, Mehdi; AL-FUQAHA, Ala, Enabling Cognitive Smart Cities Using Big Data and Machine Learning: Approaches and Challenges, IEEE Communications Magazine, v.\u00a056, n.\u00a02, p.\u00a094\u2013101, 2018.&quot;, &quot;previouslyFormattedCitation&quot;: &quot;MOHAMMADI, Mehdi; AL-FUQAHA, Ala, Enabling Cognitive Smart Cities Using Big Data and Machine Learning: Approaches and Challenges, &lt;b&gt;IEEE Communications Magazine&lt;/b&gt;, v.\u00a056, n.\u00a02, p.\u00a094\u2013101, 2018.&quot;}, &quot;properties&quot;: {&quot;noteIndex&quot;: 7}, &quot;schema&quot;: &quot;https://github.com/citation-style-language/schema/raw/master/csl-citation.json&quot;} RNDAwrjWsPxmC"/>MOHAMMADI, Mehdi; AL-FUQAHA, Ala, Enabling Cognitive Smart Cities Using Big Data and Machine Learning: Approaches and Challenges, <text:span text:style-name="T3">IEEE Communications Magazine</text:span>, v. 56, n. 2, p. 94–101, 2018.<text:reference-mark-end text:name="ADDIN CSL_CITATION {&quot;citationItems&quot;: [{&quot;id&quot;: &quot;ITEM-1&quot;, &quot;itemData&quot;: {&quot;DOI&quot;: &quot;10.1109/MCOM.2018.1700298&quot;, &quot;ISSN&quot;: &quot;01636804&quot;, &quot;abstract&quot;: &quot;The development of smart cities and their fast-paced deployment is resulting in the generation of large quantities of data at unprecedented rates. Unfortunately, most of the generated data is wasted without extracting potentially useful information and knowledge because of the lack of established mechanisms and standards that benefit from the availability of such data. Moreover, the high dynamical nature of smart cities calls for new generation of machine learning approaches that are flexible and adaptable to cope with the dynamicity of data to perform analytics and learn from real-time data. In this article, we shed the light on the challenge of under utilizing the big data generated by smart cities from a machine learning perspective. Especially, we present the phenomenon of wasting unlabeled data. We argue that semi-supervision is a must for smart city to address this challenge. We also propose a three-level learning framework for smart cities that matches the hierarchical nature of big data generated by smart cities with a goal of providing different levels of knowledge abstractions. The proposed framework is scalable to meet the needs of smart city services. Fundamentally, the framework benefits from semi-supervised deep reinforcement learning where a small amount of data that has users' feedback serves as labeled data while a larger amount is without such users' feedback serves as unlabeled data. This paper also explores how deep reinforcement learning and its shift toward semi-supervision can handle the cognitive side of smart city services and improve their performance by providing several use cases spanning the different domains of smart cities. We also highlight several challenges as well as promising future research directions for incorporating machine learning and high-level intelligence into smart city services.&quot;, &quot;author&quot;: [{&quot;dropping-particle&quot;: &quot;&quot;, &quot;family&quot;: &quot;Mohammadi&quot;, &quot;given&quot;: &quot;Mehdi&quot;, &quot;non-dropping-particle&quot;: &quot;&quot;, &quot;parse-names&quot;: false, &quot;suffix&quot;: &quot;&quot;}, {&quot;dropping-particle&quot;: &quot;&quot;, &quot;family&quot;: &quot;Al-Fuqaha&quot;, &quot;given&quot;: &quot;Ala&quot;, &quot;non-dropping-particle&quot;: &quot;&quot;, &quot;parse-names&quot;: false, &quot;suffix&quot;: &quot;&quot;}], &quot;container-title&quot;: &quot;IEEE Communications Magazine&quot;, &quot;id&quot;: &quot;ITEM-1&quot;, &quot;issue&quot;: &quot;2&quot;, &quot;issued&quot;: {&quot;date-parts&quot;: [[&quot;2018&quot;]]}, &quot;page&quot;: &quot;94-101&quot;, &quot;publisher&quot;: &quot;IEEE&quot;, &quot;title&quot;: &quot;Enabling Cognitive Smart Cities Using Big Data and Machine Learning: Approaches and Challenges&quot;, &quot;type&quot;: &quot;article-journal&quot;, &quot;volume&quot;: &quot;56&quot;}, &quot;uris&quot;: [&quot;http://www.mendeley.com/documents/?uuid=da130dc5-2968-494d-9644-d9657b54c720&quot;]}], &quot;mendeley&quot;: {&quot;formattedCitation&quot;: &quot;MOHAMMADI, Mehdi; AL-FUQAHA, Ala, Enabling Cognitive Smart Cities Using Big Data and Machine Learning: Approaches and Challenges, &lt;b&gt;IEEE Communications Magazine&lt;/b&gt;, v.\u00a056, n.\u00a02, p.\u00a094\u2013101, 2018.&quot;, &quot;plainTextFormattedCitation&quot;: &quot;MOHAMMADI, Mehdi; AL-FUQAHA, Ala, Enabling Cognitive Smart Cities Using Big Data and Machine Learning: Approaches and Challenges, IEEE Communications Magazine, v.\u00a056, n.\u00a02, p.\u00a094\u2013101, 2018.&quot;, &quot;previouslyFormattedCitation&quot;: &quot;MOHAMMADI, Mehdi; AL-FUQAHA, Ala, Enabling Cognitive Smart Cities Using Big Data and Machine Learning: Approaches and Challenges, &lt;b&gt;IEEE Communications Magazine&lt;/b&gt;, v.\u00a056, n.\u00a02, p.\u00a094\u2013101, 2018.&quot;}, &quot;properties&quot;: {&quot;noteIndex&quot;: 7}, &quot;schema&quot;: &quot;https://github.com/citation-style-language/schema/raw/master/csl-citation.json&quot;} RNDAwrjWsPxmC"/></text:p></text:note-body></text:note>⁠<text:note text:id="ftn6" text:note-class="footnote"><text:note-citation>8</text:note-citation><text:note-body><text:p text:style-name="P1"><text:reference-mark-start text:name="ADDIN CSL_CITATION {&quot;citationItems&quot;: [{&quot;id&quot;: &quot;ITEM-1&quot;, &quot;itemData&quot;: {&quot;DOI&quot;: &quot;10.1016/j.autcon.2017.12.036&quot;, &quot;ISSN&quot;: &quot;09265805&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author&quot;: [{&quot;dropping-particle&quot;: &quot;&quot;, &quot;family&quot;: &quot;Bermudez-Edo&quot;, &quot;given&quot;: &quot;Maria&quot;, &quot;non-dropping-particle&quot;: &quot;&quot;, &quot;parse-names&quot;: false, &quot;suffix&quot;: &quot;&quot;}, {&quot;dropping-particle&quot;: &quot;&quot;, &quot;family&quot;: &quot;Barnaghi&quot;, &quot;given&quot;: &quot;Payam&quot;, &quot;non-dropping-particle&quot;: &quot;&quot;, &quot;parse-names&quot;: false, &quot;suffix&quot;: &quot;&quot;}, {&quot;dropping-particle&quot;: &quot;&quot;, &quot;family&quot;: &quot;Moessner&quot;, &quot;given&quot;: &quot;Klaus&quot;, &quot;non-dropping-particle&quot;: &quot;&quot;, &quot;parse-names&quot;: false, &quot;suffix&quot;: &quot;&quot;}], &quot;container-title&quot;: &quot;Automation in Construction&quot;, &quot;id&quot;: &quot;ITEM-1&quot;, &quot;issue&quot;: &quot;May 2017&quot;, &quot;issued&quot;: {&quot;date-parts&quot;: [[&quot;2018&quot;]]}, &quot;page&quot;: &quot;87-100&quot;, &quot;title&quot;: &quot;Analysing real world data streams with spatio-temporal correlations: Entropy vs. Pearson correlation&quot;, &quot;type&quot;: &quot;article-journal&quot;, &quot;volume&quot;: &quot;88&quot;}, &quot;uris&quot;: [&quot;http://www.mendeley.com/documents/?uuid=743659be-576c-4dcf-86fb-4a8eff9369f0&quot;]}], &quot;mendeley&quot;: {&quot;formattedCitation&quot;: &quot;BERMUDEZ-EDO, Maria; BARNAGHI, Payam; MOESSNER, Klaus, Analysing real world data streams with spatio-temporal correlations: Entropy vs. Pearson correlation, &lt;b&gt;Automation in Construction&lt;/b&gt;, v.\u00a088, n.\u00a0May 2017, p.\u00a087\u2013100, 2018.&quot;, &quot;plainTextFormattedCitation&quot;: &quot;BERMUDEZ-EDO, Maria; BARNAGHI, Payam; MOESSNER, Klaus, Analysing real world data streams with spatio-temporal correlations: Entropy vs. Pearson correlation, Automation in Construction, v.\u00a088, n.\u00a0May 2017, p.\u00a087\u2013100, 2018.&quot;, &quot;previouslyFormattedCitation&quot;: &quot;BERMUDEZ-EDO, Maria; BARNAGHI, Payam; MOESSNER, Klaus, Analysing real world data streams with spatio-temporal correlations: Entropy vs. Pearson correlation, &lt;b&gt;Automation in Construction&lt;/b&gt;, v.\u00a088, n.\u00a0May 2017, p.\u00a087\u2013100, 2018.&quot;}, &quot;properties&quot;: {&quot;noteIndex&quot;: 8}, &quot;schema&quot;: &quot;https://github.com/citation-style-language/schema/raw/master/csl-citation.json&quot;} RNDmGaXZUJZOp"/>BERMUDEZ-EDO, Maria; BARNAGHI, Payam; MOESSNER, Klaus, Analysing real world data streams with spatio-temporal correlations: Entropy vs. Pearson correlation, <text:span text:style-name="T3">Automation in Construction</text:span>, v. 88, n. May 2017, p. 87–100, 2018.<text:reference-mark-end text:name="ADDIN CSL_CITATION {&quot;citationItems&quot;: [{&quot;id&quot;: &quot;ITEM-1&quot;, &quot;itemData&quot;: {&quot;DOI&quot;: &quot;10.1016/j.autcon.2017.12.036&quot;, &quot;ISSN&quot;: &quot;09265805&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author&quot;: [{&quot;dropping-particle&quot;: &quot;&quot;, &quot;family&quot;: &quot;Bermudez-Edo&quot;, &quot;given&quot;: &quot;Maria&quot;, &quot;non-dropping-particle&quot;: &quot;&quot;, &quot;parse-names&quot;: false, &quot;suffix&quot;: &quot;&quot;}, {&quot;dropping-particle&quot;: &quot;&quot;, &quot;family&quot;: &quot;Barnaghi&quot;, &quot;given&quot;: &quot;Payam&quot;, &quot;non-dropping-particle&quot;: &quot;&quot;, &quot;parse-names&quot;: false, &quot;suffix&quot;: &quot;&quot;}, {&quot;dropping-particle&quot;: &quot;&quot;, &quot;family&quot;: &quot;Moessner&quot;, &quot;given&quot;: &quot;Klaus&quot;, &quot;non-dropping-particle&quot;: &quot;&quot;, &quot;parse-names&quot;: false, &quot;suffix&quot;: &quot;&quot;}], &quot;container-title&quot;: &quot;Automation in Construction&quot;, &quot;id&quot;: &quot;ITEM-1&quot;, &quot;issue&quot;: &quot;May 2017&quot;, &quot;issued&quot;: {&quot;date-parts&quot;: [[&quot;2018&quot;]]}, &quot;page&quot;: &quot;87-100&quot;, &quot;title&quot;: &quot;Analysing real world data streams with spatio-temporal correlations: Entropy vs. Pearson correlation&quot;, &quot;type&quot;: &quot;article-journal&quot;, &quot;volume&quot;: &quot;88&quot;}, &quot;uris&quot;: [&quot;http://www.mendeley.com/documents/?uuid=743659be-576c-4dcf-86fb-4a8eff9369f0&quot;]}], &quot;mendeley&quot;: {&quot;formattedCitation&quot;: &quot;BERMUDEZ-EDO, Maria; BARNAGHI, Payam; MOESSNER, Klaus, Analysing real world data streams with spatio-temporal correlations: Entropy vs. Pearson correlation, &lt;b&gt;Automation in Construction&lt;/b&gt;, v.\u00a088, n.\u00a0May 2017, p.\u00a087\u2013100, 2018.&quot;, &quot;plainTextFormattedCitation&quot;: &quot;BERMUDEZ-EDO, Maria; BARNAGHI, Payam; MOESSNER, Klaus, Analysing real world data streams with spatio-temporal correlations: Entropy vs. Pearson correlation, Automation in Construction, v.\u00a088, n.\u00a0May 2017, p.\u00a087\u2013100, 2018.&quot;, &quot;previouslyFormattedCitation&quot;: &quot;BERMUDEZ-EDO, Maria; BARNAGHI, Payam; MOESSNER, Klaus, Analysing real world data streams with spatio-temporal correlations: Entropy vs. Pearson correlation, &lt;b&gt;Automation in Construction&lt;/b&gt;, v.\u00a088, n.\u00a0May 2017, p.\u00a087\u2013100, 2018.&quot;}, &quot;properties&quot;: {&quot;noteIndex&quot;: 8}, &quot;schema&quot;: &quot;https://github.com/citation-style-language/schema/raw/master/csl-citation.json&quot;} RNDmGaXZUJZOp"/></text:p></text:note-body></text:note>⁠<text:note text:id="ftn5" text:note-class="footnote"><text:note-citation>9</text:note-citation><text:note-body><text:p text:style-name="P1"><text:reference-mark-start text:name="ADDIN CSL_CITATION {&quot;citationItems&quot;: [{&quot;id&quot;: &quot;ITEM-1&quot;, &quot;itemData&quot;: {&quot;DOI&quot;: &quot;10.1016/J.FUTURE.2019.04.017&quot;, &quot;ISSN&quot;: &quot;0167-739X&quot;, &quot;abstract&quot;: &quot;Machine learning is one of the emerging technologies that has grabbed the attention of academicians and industrialists, and is expected to evolve in the near future. Machine learning techniques are anticipated to provide pervasive connections for wireless nodes. In fact, machine learning paves the way for the Internet of Things (IoT)\u2013 a network that supports communications among various devices without human interactions. Machine learning techniques are being utilized in several fields such as healthcare, smart grids, vehicular communications, and so on. In this paper, we study different IoT-based machine learning mechanisms that are used in the mentioned fields among others. In addition, the lessons learned are reported and the assessments are explored viewing the basic aim machine learning techniques are expected to play in IoT networks.&quot;, &quot;author&quot;: [{&quot;dropping-particle&quot;: &quot;&quot;, &quot;family&quot;: &quot;Din&quot;, &quot;given&quot;: &quot;Ikram Ud&quot;, &quot;non-dropping-particle&quot;: &quot;&quot;, &quot;parse-names&quot;: false, &quot;suffix&quot;: &quot;&quot;}, {&quot;dropping-particle&quot;: &quot;&quot;, &quot;family&quot;: &quot;Guizani&quot;, &quot;given&quot;: &quot;Mohsen&quot;, &quot;non-dropping-particle&quot;: &quot;&quot;, &quot;parse-names&quot;: false, &quot;suffix&quot;: &quot;&quot;}, {&quot;dropping-particle&quot;: &quot;&quot;, &quot;family&quot;: &quot;Rodrigues&quot;, &quot;given&quot;: &quot;Joel J.P.C.&quot;, &quot;non-dropping-particle&quot;: &quot;&quot;, &quot;parse-names&quot;: false, &quot;suffix&quot;: &quot;&quot;}, {&quot;dropping-particle&quot;: &quot;&quot;, &quot;family&quot;: &quot;Hassan&quot;, &quot;given&quot;: &quot;Suhaidi&quot;, &quot;non-dropping-particle&quot;: &quot;&quot;, &quot;parse-names&quot;: false, &quot;suffix&quot;: &quot;&quot;}, {&quot;dropping-particle&quot;: &quot;V.&quot;, &quot;family&quot;: &quot;Korotaev&quot;, &quot;given&quot;: &quot;Valery&quot;, &quot;non-dropping-particle&quot;: &quot;&quot;, &quot;parse-names&quot;: false, &quot;suffix&quot;: &quot;&quot;}], &quot;container-title&quot;: &quot;Future Generation Computer Systems&quot;, &quot;id&quot;: &quot;ITEM-1&quot;, &quot;issued&quot;: {&quot;date-parts&quot;: [[&quot;2019&quot;, &quot;4&quot;, &quot;27&quot;]]}, &quot;publisher&quot;: &quot;North-Holland&quot;, &quot;title&quot;: &quot;Machine learning in the Internet of Things: Designed techniques for smart cities&quot;, &quot;type&quot;: &quot;article-journal&quot;}, &quot;uris&quot;: [&quot;http://www.mendeley.com/documents/?uuid=7a18efa1-f798-3f9e-92a1-2d0acc649499&quot;]}], &quot;mendeley&quot;: {&quot;formattedCitation&quot;: &quot;DIN, Ikram Ud &lt;i&gt;et al&lt;/i&gt;, Machine learning in the Internet of Things: Designed techniques for smart cities, &lt;b&gt;Future Generation Computer Systems&lt;/b&gt;, 2019.&quot;, &quot;plainTextFormattedCitation&quot;: &quot;DIN, Ikram Ud et al, Machine learning in the Internet of Things: Designed techniques for smart cities, Future Generation Computer Systems, 2019.&quot;, &quot;previouslyFormattedCitation&quot;: &quot;DIN, Ikram Ud &lt;i&gt;et al&lt;/i&gt;, Machine learning in the Internet of Things: Designed techniques for smart cities, &lt;b&gt;Future Generation Computer Systems&lt;/b&gt;, 2019.&quot;}, &quot;properties&quot;: {&quot;noteIndex&quot;: 9}, &quot;schema&quot;: &quot;https://github.com/citation-style-language/schema/raw/master/csl-citation.json&quot;} RNDFK6lnYWj7T"/>DIN, Ikram Ud <text:span text:style-name="T1">et al</text:span>, Machine learning in the Internet of Things: Designed techniques for smart cities, <text:span text:style-name="T3">Future Generation Computer Systems</text:span>, 2019.<text:reference-mark-end text:name="ADDIN CSL_CITATION {&quot;citationItems&quot;: [{&quot;id&quot;: &quot;ITEM-1&quot;, &quot;itemData&quot;: {&quot;DOI&quot;: &quot;10.1016/J.FUTURE.2019.04.017&quot;, &quot;ISSN&quot;: &quot;0167-739X&quot;, &quot;abstract&quot;: &quot;Machine learning is one of the emerging technologies that has grabbed the attention of academicians and industrialists, and is expected to evolve in the near future. Machine learning techniques are anticipated to provide pervasive connections for wireless nodes. In fact, machine learning paves the way for the Internet of Things (IoT)\u2013 a network that supports communications among various devices without human interactions. Machine learning techniques are being utilized in several fields such as healthcare, smart grids, vehicular communications, and so on. In this paper, we study different IoT-based machine learning mechanisms that are used in the mentioned fields among others. In addition, the lessons learned are reported and the assessments are explored viewing the basic aim machine learning techniques are expected to play in IoT networks.&quot;, &quot;author&quot;: [{&quot;dropping-particle&quot;: &quot;&quot;, &quot;family&quot;: &quot;Din&quot;, &quot;given&quot;: &quot;Ikram Ud&quot;, &quot;non-dropping-particle&quot;: &quot;&quot;, &quot;parse-names&quot;: false, &quot;suffix&quot;: &quot;&quot;}, {&quot;dropping-particle&quot;: &quot;&quot;, &quot;family&quot;: &quot;Guizani&quot;, &quot;given&quot;: &quot;Mohsen&quot;, &quot;non-dropping-particle&quot;: &quot;&quot;, &quot;parse-names&quot;: false, &quot;suffix&quot;: &quot;&quot;}, {&quot;dropping-particle&quot;: &quot;&quot;, &quot;family&quot;: &quot;Rodrigues&quot;, &quot;given&quot;: &quot;Joel J.P.C.&quot;, &quot;non-dropping-particle&quot;: &quot;&quot;, &quot;parse-names&quot;: false, &quot;suffix&quot;: &quot;&quot;}, {&quot;dropping-particle&quot;: &quot;&quot;, &quot;family&quot;: &quot;Hassan&quot;, &quot;given&quot;: &quot;Suhaidi&quot;, &quot;non-dropping-particle&quot;: &quot;&quot;, &quot;parse-names&quot;: false, &quot;suffix&quot;: &quot;&quot;}, {&quot;dropping-particle&quot;: &quot;V.&quot;, &quot;family&quot;: &quot;Korotaev&quot;, &quot;given&quot;: &quot;Valery&quot;, &quot;non-dropping-particle&quot;: &quot;&quot;, &quot;parse-names&quot;: false, &quot;suffix&quot;: &quot;&quot;}], &quot;container-title&quot;: &quot;Future Generation Computer Systems&quot;, &quot;id&quot;: &quot;ITEM-1&quot;, &quot;issued&quot;: {&quot;date-parts&quot;: [[&quot;2019&quot;, &quot;4&quot;, &quot;27&quot;]]}, &quot;publisher&quot;: &quot;North-Holland&quot;, &quot;title&quot;: &quot;Machine learning in the Internet of Things: Designed techniques for smart cities&quot;, &quot;type&quot;: &quot;article-journal&quot;}, &quot;uris&quot;: [&quot;http://www.mendeley.com/documents/?uuid=7a18efa1-f798-3f9e-92a1-2d0acc649499&quot;]}], &quot;mendeley&quot;: {&quot;formattedCitation&quot;: &quot;DIN, Ikram Ud &lt;i&gt;et al&lt;/i&gt;, Machine learning in the Internet of Things: Designed techniques for smart cities, &lt;b&gt;Future Generation Computer Systems&lt;/b&gt;, 2019.&quot;, &quot;plainTextFormattedCitation&quot;: &quot;DIN, Ikram Ud et al, Machine learning in the Internet of Things: Designed techniques for smart cities, Future Generation Computer Systems, 2019.&quot;, &quot;previouslyFormattedCitation&quot;: &quot;DIN, Ikram Ud &lt;i&gt;et al&lt;/i&gt;, Machine learning in the Internet of Things: Designed techniques for smart cities, &lt;b&gt;Future Generation Computer Systems&lt;/b&gt;, 2019.&quot;}, &quot;properties&quot;: {&quot;noteIndex&quot;: 9}, &quot;schema&quot;: &quot;https://github.com/citation-style-language/schema/raw/master/csl-citation.json&quot;} RNDFK6lnYWj7T"/></text:p></text:note-body></text:note>⁠<text:note text:id="ftn4" text:note-class="footnote"><text:note-citation>10</text:note-citation><text:note-body><text:p text:style-name="P1"><text:reference-mark-start text:name="ADDIN CSL_CITATION {&quot;citationItems&quot;: [{&quot;id&quot;: &quot;ITEM-1&quot;, &quot;itemData&quot;: {&quot;DOI&quot;: &quot;10.5194/isprsarchives-XL-2-W4-33-2015&quot;, &quot;ISSN&quot;: &quot;16821750&quot;, &quot;abstract&quot;: &quot;Internet-of-Things (IoT) focuses on enabling communication between all devices, things that are existent in real life or that are virtual. Building Information Models (BIMs) and Building Information Modelling is a hype that has been the buzzword of the construction industry for last 15 years. BIMs emerged as a result of a push by the software companies, to tackle the problems of inefficient information exchange between different software and to enable true interoperability. In BIM approach most up-to-date an accurate models of a building are stored in shared central databases during the design and the construction of a project and at post-construction stages. GIS based city monitoring / city management applications require the fusion of information acquired from multiple resources, BIMs, City Models and Sensors. This paper focuses on providing a method for facilitating the GIS based fusion of information residing in digital building \u201cModels\u201d and information acquired from the city objects i.e. \u201cThings\u201d. Once this information fusion is accomplished, many fields ranging from Emergency Response, Urban Surveillance, Urban Monitoring to Smart Buildings will have potential benefits.&quot;, &quot;author&quot;: [{&quot;dropping-particle&quot;: &quot;&quot;, &quot;family&quot;: &quot;Isikdag&quot;, &quot;given&quot;: &quot;U.&quot;, &quot;non-dropping-particle&quot;: &quot;&quot;, &quot;parse-names&quot;: false, &quot;suffix&quot;: &quot;&quot;}], &quot;container-title&quot;: &quot;International Archives of the Photogrammetry, Remote Sensing and Spatial Information Sciences - ISPRS Archives&quot;, &quot;id&quot;: &quot;ITEM-1&quot;, &quot;issue&quot;: &quot;2W4&quot;, &quot;issued&quot;: {&quot;date-parts&quot;: [[&quot;2015&quot;]]}, &quot;page&quot;: &quot;33-38&quot;, &quot;title&quot;: &quot;BIM and IoT: A synopsis from GIS perspective&quot;, &quot;type&quot;: &quot;article-journal&quot;, &quot;volume&quot;: &quot;40&quot;}, &quot;uris&quot;: [&quot;http://www.mendeley.com/documents/?uuid=a1affb94-f98b-40ac-983b-3aee7b474af4&quot;]}], &quot;mendeley&quot;: {&quot;formattedCitation&quot;: &quot;ISIKDAG, U., BIM and IoT: A synopsis from GIS perspective, &lt;b&gt;International Archives of the Photogrammetry, Remote Sensing and Spatial Information Sciences - ISPRS Archives&lt;/b&gt;, v.\u00a040, n.\u00a02W4, p.\u00a033\u201338, 2015.&quot;, &quot;plainTextFormattedCitation&quot;: &quot;ISIKDAG, U., BIM and IoT: A synopsis from GIS perspective, International Archives of the Photogrammetry, Remote Sensing and Spatial Information Sciences - ISPRS Archives, v.\u00a040, n.\u00a02W4, p.\u00a033\u201338, 2015.&quot;, &quot;previouslyFormattedCitation&quot;: &quot;ISIKDAG, U., BIM and IoT: A synopsis from GIS perspective, &lt;b&gt;International Archives of the Photogrammetry, Remote Sensing and Spatial Information Sciences - ISPRS Archives&lt;/b&gt;, v.\u00a040, n.\u00a02W4, p.\u00a033\u201338, 2015.&quot;}, &quot;properties&quot;: {&quot;noteIndex&quot;: 0}, &quot;schema&quot;: &quot;https://github.com/citation-style-language/schema/raw/master/csl-citation.json&quot;} RNDyFqv7UIfXu"/>ISIKDAG, U., BIM and IoT: A synopsis from GIS perspective, <text:span text:style-name="T3">International Archives of the Photogrammetry, Remote Sensing and Spatial Information Sciences - ISPRS Archives</text:span>, v. 40, n. 2W4, p. 33–38, 2015.<text:reference-mark-end text:name="ADDIN CSL_CITATION {&quot;citationItems&quot;: [{&quot;id&quot;: &quot;ITEM-1&quot;, &quot;itemData&quot;: {&quot;DOI&quot;: &quot;10.5194/isprsarchives-XL-2-W4-33-2015&quot;, &quot;ISSN&quot;: &quot;16821750&quot;, &quot;abstract&quot;: &quot;Internet-of-Things (IoT) focuses on enabling communication between all devices, things that are existent in real life or that are virtual. Building Information Models (BIMs) and Building Information Modelling is a hype that has been the buzzword of the construction industry for last 15 years. BIMs emerged as a result of a push by the software companies, to tackle the problems of inefficient information exchange between different software and to enable true interoperability. In BIM approach most up-to-date an accurate models of a building are stored in shared central databases during the design and the construction of a project and at post-construction stages. GIS based city monitoring / city management applications require the fusion of information acquired from multiple resources, BIMs, City Models and Sensors. This paper focuses on providing a method for facilitating the GIS based fusion of information residing in digital building \u201cModels\u201d and information acquired from the city objects i.e. \u201cThings\u201d. Once this information fusion is accomplished, many fields ranging from Emergency Response, Urban Surveillance, Urban Monitoring to Smart Buildings will have potential benefits.&quot;, &quot;author&quot;: [{&quot;dropping-particle&quot;: &quot;&quot;, &quot;family&quot;: &quot;Isikdag&quot;, &quot;given&quot;: &quot;U.&quot;, &quot;non-dropping-particle&quot;: &quot;&quot;, &quot;parse-names&quot;: false, &quot;suffix&quot;: &quot;&quot;}], &quot;container-title&quot;: &quot;International Archives of the Photogrammetry, Remote Sensing and Spatial Information Sciences - ISPRS Archives&quot;, &quot;id&quot;: &quot;ITEM-1&quot;, &quot;issue&quot;: &quot;2W4&quot;, &quot;issued&quot;: {&quot;date-parts&quot;: [[&quot;2015&quot;]]}, &quot;page&quot;: &quot;33-38&quot;, &quot;title&quot;: &quot;BIM and IoT: A synopsis from GIS perspective&quot;, &quot;type&quot;: &quot;article-journal&quot;, &quot;volume&quot;: &quot;40&quot;}, &quot;uris&quot;: [&quot;http://www.mendeley.com/documents/?uuid=a1affb94-f98b-40ac-983b-3aee7b474af4&quot;]}], &quot;mendeley&quot;: {&quot;formattedCitation&quot;: &quot;ISIKDAG, U., BIM and IoT: A synopsis from GIS perspective, &lt;b&gt;International Archives of the Photogrammetry, Remote Sensing and Spatial Information Sciences - ISPRS Archives&lt;/b&gt;, v.\u00a040, n.\u00a02W4, p.\u00a033\u201338, 2015.&quot;, &quot;plainTextFormattedCitation&quot;: &quot;ISIKDAG, U., BIM and IoT: A synopsis from GIS perspective, International Archives of the Photogrammetry, Remote Sensing and Spatial Information Sciences - ISPRS Archives, v.\u00a040, n.\u00a02W4, p.\u00a033\u201338, 2015.&quot;, &quot;previouslyFormattedCitation&quot;: &quot;ISIKDAG, U., BIM and IoT: A synopsis from GIS perspective, &lt;b&gt;International Archives of the Photogrammetry, Remote Sensing and Spatial Information Sciences - ISPRS Archives&lt;/b&gt;, v.\u00a040, n.\u00a02W4, p.\u00a033\u201338, 2015.&quot;}, &quot;properties&quot;: {&quot;noteIndex&quot;: 0}, &quot;schema&quot;: &quot;https://github.com/citation-style-language/schema/raw/master/csl-citation.json&quot;} RNDyFqv7UIfXu"/></text:p></text:note-body></text:note>⁠<text:note text:id="ftn10" text:note-class="footnote"><text:note-citation>11</text:note-citation><text:note-body><text:p text:style-name="P1"><text:reference-mark-start text:name="ADDIN CSL_CITATION {&quot;citationItems&quot;: [{&quot;id&quot;: &quot;ITEM-1&quot;, &quot;itemData&quot;: {&quot;abstract&quot;: &quot;O presente trabalho \u00e9 uma investiga\u00e7\u00e3o sobre a teoria e as aplica\u00e7\u00f5es dos sistemas generativos de projeto como ferramenta de aux\u00edlio na tomada de decis\u00f5es para a concep\u00e7\u00e3o de formas na ind\u00fastria da constru\u00e7\u00e3o civil. Adotando uma metodologia experimental, um conjunto de algoritmos foi proposto como instrumentos de concep\u00e7\u00e3o e desenho de um grupo de treli\u00e7as de suporte de uma cobertura tipo \\textit{shed}, inspiradas na obra do arquiteto Jo\u00e3o Filgueiras Lima (Lel\u00e9). Al\u00e9m da gera\u00e7\u00e3o de formas, o sistema conta com uma ferramenta de an\u00e1lise de estruturas, cuja modelagem foi baseada na Grafost\u00e1tica. Uma metodologia de trabalho e abordagem das quest\u00f5es relativas ao projeto arquitet\u00f4nico \u00e9 proposta, e as contribui\u00e7\u00f5es deste m\u00e9todo para a concep\u00e7\u00e3o de elementos construtivos s\u00e3o avaliadas e discutidas.&quot;, &quot;author&quot;: [{&quot;dropping-particle&quot;: &quot;&quot;, &quot;family&quot;: &quot;Ribeiro&quot;, &quot;given&quot;: &quot;Fernando Ferraz&quot;, &quot;non-dropping-particle&quot;: &quot;&quot;, &quot;parse-names&quot;: false, &quot;suffix&quot;: &quot;&quot;}, {&quot;dropping-particle&quot;: &quot;&quot;, &quot;family&quot;: &quot;Moreira&quot;, &quot;given&quot;: &quot;Davidson Martins&quot;, &quot;non-dropping-particle&quot;: &quot;&quot;, &quot;parse-names&quot;: false, &quot;suffix&quot;: &quot;&quot;}, {&quot;dropping-particle&quot;: &quot;de&quot;, &quot;family&quot;: &quot;Amorim&quot;, &quot;given&quot;: &quot;Arivaldo Le\u00e3o&quot;, &quot;non-dropping-particle&quot;: &quot;&quot;, &quot;parse-names&quot;: false, &quot;suffix&quot;: &quot;&quot;}], &quot;id&quot;: &quot;ITEM-1&quot;, &quot;issued&quot;: {&quot;date-parts&quot;: [[&quot;2015&quot;]]}, &quot;number-of-pages&quot;: &quot;136&quot;, &quot;publisher&quot;: &quot;Senai Cimatec&quot;, &quot;publisher-place&quot;: &quot;Salvador, Ba, Brasil&quot;, &quot;title&quot;: &quot;Sistema Generativo de Projeto Aplicado ao Desenho e Otimiza\u00e7\u00e3o da Estrutura de um Shed&quot;, &quot;type&quot;: &quot;thesis&quot;}, &quot;uris&quot;: [&quot;http://www.mendeley.com/documents/?uuid=c13535b3-60de-4dd8-8812-d47cc3c17ba7&quot;]}], &quot;mendeley&quot;: {&quot;formattedCitation&quot;: &quot;RIBEIRO, Fernando Ferraz; MOREIRA, Davidson Martins; AMORIM, Arivaldo Le\u00e3o de, &lt;b&gt;Sistema Generativo de Projeto Aplicado ao Desenho e Otimiza\u00e7\u00e3o da Estrutura de um Shed&lt;/b&gt;, Senai Cimatec, Salvador, Ba, Brasil, 2015.&quot;, &quot;plainTextFormattedCitation&quot;: &quot;RIBEIRO, Fernando Ferraz; MOREIRA, Davidson Martins; AMORIM, Arivaldo Le\u00e3o de, Sistema Generativo de Projeto Aplicado ao Desenho e Otimiza\u00e7\u00e3o da Estrutura de um Shed, Senai Cimatec, Salvador, Ba, Brasil, 2015.&quot;}, &quot;properties&quot;: {&quot;noteIndex&quot;: 11}, &quot;schema&quot;: &quot;https://github.com/citation-style-language/schema/raw/master/csl-citation.json&quot;} RNDVzOcUvb9t5"/>RIBEIRO, Fernando Ferraz; MOREIRA, Davidson Martins; AMORIM, Arivaldo Leão de, <text:span text:style-name="T3">Sistema Generativo de Projeto Aplicado ao Desenho e Otimização da Estrutura de um Shed</text:span>, Senai Cimatec, Salvador, Ba, Brasil, 2015.<text:reference-mark-end text:name="ADDIN CSL_CITATION {&quot;citationItems&quot;: [{&quot;id&quot;: &quot;ITEM-1&quot;, &quot;itemData&quot;: {&quot;abstract&quot;: &quot;O presente trabalho \u00e9 uma investiga\u00e7\u00e3o sobre a teoria e as aplica\u00e7\u00f5es dos sistemas generativos de projeto como ferramenta de aux\u00edlio na tomada de decis\u00f5es para a concep\u00e7\u00e3o de formas na ind\u00fastria da constru\u00e7\u00e3o civil. Adotando uma metodologia experimental, um conjunto de algoritmos foi proposto como instrumentos de concep\u00e7\u00e3o e desenho de um grupo de treli\u00e7as de suporte de uma cobertura tipo \\textit{shed}, inspiradas na obra do arquiteto Jo\u00e3o Filgueiras Lima (Lel\u00e9). Al\u00e9m da gera\u00e7\u00e3o de formas, o sistema conta com uma ferramenta de an\u00e1lise de estruturas, cuja modelagem foi baseada na Grafost\u00e1tica. Uma metodologia de trabalho e abordagem das quest\u00f5es relativas ao projeto arquitet\u00f4nico \u00e9 proposta, e as contribui\u00e7\u00f5es deste m\u00e9todo para a concep\u00e7\u00e3o de elementos construtivos s\u00e3o avaliadas e discutidas.&quot;, &quot;author&quot;: [{&quot;dropping-particle&quot;: &quot;&quot;, &quot;family&quot;: &quot;Ribeiro&quot;, &quot;given&quot;: &quot;Fernando Ferraz&quot;, &quot;non-dropping-particle&quot;: &quot;&quot;, &quot;parse-names&quot;: false, &quot;suffix&quot;: &quot;&quot;}, {&quot;dropping-particle&quot;: &quot;&quot;, &quot;family&quot;: &quot;Moreira&quot;, &quot;given&quot;: &quot;Davidson Martins&quot;, &quot;non-dropping-particle&quot;: &quot;&quot;, &quot;parse-names&quot;: false, &quot;suffix&quot;: &quot;&quot;}, {&quot;dropping-particle&quot;: &quot;de&quot;, &quot;family&quot;: &quot;Amorim&quot;, &quot;given&quot;: &quot;Arivaldo Le\u00e3o&quot;, &quot;non-dropping-particle&quot;: &quot;&quot;, &quot;parse-names&quot;: false, &quot;suffix&quot;: &quot;&quot;}], &quot;id&quot;: &quot;ITEM-1&quot;, &quot;issued&quot;: {&quot;date-parts&quot;: [[&quot;2015&quot;]]}, &quot;number-of-pages&quot;: &quot;136&quot;, &quot;publisher&quot;: &quot;Senai Cimatec&quot;, &quot;publisher-place&quot;: &quot;Salvador, Ba, Brasil&quot;, &quot;title&quot;: &quot;Sistema Generativo de Projeto Aplicado ao Desenho e Otimiza\u00e7\u00e3o da Estrutura de um Shed&quot;, &quot;type&quot;: &quot;thesis&quot;}, &quot;uris&quot;: [&quot;http://www.mendeley.com/documents/?uuid=c13535b3-60de-4dd8-8812-d47cc3c17ba7&quot;]}], &quot;mendeley&quot;: {&quot;formattedCitation&quot;: &quot;RIBEIRO, Fernando Ferraz; MOREIRA, Davidson Martins; AMORIM, Arivaldo Le\u00e3o de, &lt;b&gt;Sistema Generativo de Projeto Aplicado ao Desenho e Otimiza\u00e7\u00e3o da Estrutura de um Shed&lt;/b&gt;, Senai Cimatec, Salvador, Ba, Brasil, 2015.&quot;, &quot;plainTextFormattedCitation&quot;: &quot;RIBEIRO, Fernando Ferraz; MOREIRA, Davidson Martins; AMORIM, Arivaldo Le\u00e3o de, Sistema Generativo de Projeto Aplicado ao Desenho e Otimiza\u00e7\u00e3o da Estrutura de um Shed, Senai Cimatec, Salvador, Ba, Brasil, 2015.&quot;}, &quot;properties&quot;: {&quot;noteIndex&quot;: 11}, &quot;schema&quot;: &quot;https://github.com/citation-style-language/schema/raw/master/csl-citation.json&quot;} RNDVzOcUvb9t5"/></text:p></text:note-body></text:note></text:p>
      <text:p text:style-name="P2"/>
      <text:p text:style-name="P2">Teste</text:p>
      <text:p text:style-name="P2"/>
      <text:p text:style-name="P2"/>
      <text:p text:style-name="P2"><text:s/></text:p>
      <text:section text:style-name="Sect1" text:name="ADDIN Mendeley Bibliography CSL_BIBLIOGRAPHY  RNDmBtUkzBxwN">
        <text:p text:style-name="P5">BERMUDEZ-EDO, Maria; BARNAGHI, Payam; MOESSNER, Klaus. Analysing real world data streams with spatio-temporal correlations: Entropy vs. Pearson correlation. <text:span text:style-name="T4">Automation in Construction</text:span>, v. 88, n. May 2017, p. 87–100, 2018.</text:p>
        <text:p text:style-name="P5">BOTTACCIOLI, Lorenzo; ALIBERTI, Alessandro; UGLIOTTI, Francesca; <text:span text:style-name="T2">et al</text:span>. Building Energy Modelling and Monitoring by Integration of IoT Devices and Building Information Models. <text:span text:style-name="T2">In</text:span>: <text:span text:style-name="T4">Proceedings - International Computer Software and Applications Conference</text:span>. [s.l.: s.n.], 2017, v. 1.</text:p>
        <text:p text:style-name="P5">CALDAS, L; NORFORD, L. Architectural Constraints in a Generative Design System: interpreting energy consumption levels. <text:span text:style-name="T4">Proc. of Building Simulation 2001</text:span>, p. 1397–1404, 2001. Disponível em: &lt;http://www.ibpsa.org/proceedings/bs2001/bs01_1397_1404.pdf&gt;. Acesso em: 9 abr. 2014.</text:p>
        <text:p text:style-name="P5">CALDAS, Luisa. Generation of energy-efficient architecture solutions applying GENE_ARCH: An evolution-based generative design system. <text:span text:style-name="T4">Advanced Engineering Informatics</text:span>, v. 22, n. 1, p. 59–70, 2008. Disponível em: &lt;http://linkinghub.elsevier.com/retrieve/pii/S1474034607000493&gt;. Acesso em: 1 nov. 2012.</text:p>
        <text:p text:style-name="P5"><text:soft-page-break/>CALDAS, Luisa G.; NORFORD, Leslie K. A multi-objective genetic algorithm for robust design optimization. <text:span text:style-name="T2">In</text:span>: <text:span text:style-name="T4">ACADIA ’99</text:span>. Salt Lake City: Acadia’99, 1999, p. 250–261. Disponível em: &lt;http://portal.acm.org/citation.cfm?doid=1068009.1068140&gt;.</text:p>
        <text:p text:style-name="P5">CALDAS, Luisa Gama; NORFORD, Leslie K. A design optimization tool based on a genetic algorithm. <text:span text:style-name="T4">Automation in Construction</text:span>, v. 11, n. 2, p. 173–184, 2002. Disponível em: &lt;http://linkinghub.elsevier.com/retrieve/pii/S0926580500000960&gt;.</text:p>
        <text:p text:style-name="P5">CHANG, Kai-Ming; DZENG, Ren-Jye; WU, Yi-Ju. An Automated IoT Visualization BIM Platform for Decision Support in Facilities Management. <text:span text:style-name="T4">Applied Sciences</text:span>, v. 8, n. 7, p. 1086, 2018.</text:p>
        <text:p text:style-name="P5">DIN, Ikram Ud; GUIZANI, Mohsen; RODRIGUES, Joel J.P.C.; <text:span text:style-name="T2">et al</text:span>. Machine learning in the Internet of Things: Designed techniques for smart cities. <text:span text:style-name="T4">Future Generation Computer Systems</text:span>, 2019. Disponível em: &lt;https://www.sciencedirect.com/science/article/pii/S0167739X19304030&gt;. Acesso em: 15 maio 2019.</text:p>
        <text:p text:style-name="P5">FASOULAKI, Eleftheria. Genetic Algorithms in Architecture : a Necessity or a Trend ? <text:span text:style-name="T4">Design</text:span>, 2007. Disponível em: &lt;http://www.generativedesign.it/on/cic/papersGA2007/09.pdf&gt;. Acesso em: 6 abr. 2014.</text:p>
        <text:p text:style-name="P5">ISIKDAG, U. BIM and IoT: A synopsis from GIS perspective. <text:span text:style-name="T4">International Archives of the Photogrammetry, Remote Sensing and Spatial Information Sciences - ISPRS Archives</text:span>, v. 40, n. 2W4, p. 33–38, 2015.</text:p>
        <text:p text:style-name="P5">KIM, Eonyong; KIM, Gyuhwan. Real Time Building Data collecting Using IoT and BIM Real Time Building Data collecting Using IoT and BIM. n. January, 2019.</text:p>
        <text:p text:style-name="P5">MOHAMMADI, Mehdi; AL-FUQAHA, Ala. Enabling Cognitive Smart Cities Using Big Data and Machine Learning: Approaches and Challenges. <text:span text:style-name="T4">IEEE Communications Magazine</text:span>, v. 56, n. 2, p. 94–101, 2018.</text:p>
        <text:p text:style-name="P5">RIBEIRO, Fernando Ferraz; MOREIRA, Davidson Martins; AMORIM, Arivaldo Leão de. <text:span text:style-name="T4">Sistema Generativo de Projeto Aplicado ao Desenho e Otimização da Estrutura de um Shed</text:span>. Senai Cimatec, Salvador, Ba, Brasil, 2015. Disponível em: &lt;https://255ribeiro.github.io/Mestrado/&gt;.</text:p>
        <text:p text:style-name="P3">BI &amp; Data Science for architects. n. Ml, .</text:p>
      </text:section>
      <text:p text:style-name="P2"><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1T14:17:57.223000000</meta:creation-date>
    <dc:date>2020-10-01T14:37:19.596000000</dc:date>
    <meta:editing-duration>PT18M16S</meta:editing-duration>
    <meta:editing-cycles>2</meta:editing-cycles>
    <meta:generator>LibreOffice/6.4.0.3$Windows_X86_64 LibreOffice_project/b0a288ab3d2d4774cb44b62f04d5d28733ac6df8</meta:generator>
    <meta:document-statistic meta:table-count="0" meta:image-count="0" meta:object-count="0" meta:page-count="2" meta:paragraph-count="29" meta:word-count="785" meta:character-count="5671" meta:non-whitespace-character-count="4927"/>
    <meta:user-defined meta:name="Mendeley Citation Style_1">http://www.zotero.org/styles/associacao-brasileira-de-normas-tecnicas-note</meta:user-defined>
    <meta:user-defined meta:name="Mendeley Document_1">True</meta:user-defined>
    <meta:user-defined meta:name="Mendeley Unique User Id_1">35137154-ca2d-3714-acfd-f4d8df83e974</meta:user-defined>
  </office:meta>
</office:document-meta>
</file>